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0B4AAE171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tillium1" svg:font-family="Titillium" style:font-family-generic="modern" style:font-pitch="variable"/>
    <style:font-face style:name="Titillium" svg:font-family="Titillium" style:font-adornments="Regular" style:font-family-generic="modern" style:font-pitch="variable"/>
    <style:font-face style:name="Titillium Bd" svg:font-family="'Titillium Bd'" style:font-family-generic="modern" style:font-pitch="variable"/>
    <style:font-face style:name="Titillium Up" svg:font-family="'Titillium U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Default_20_Text_3a_1">
      <style:paragraph-properties fo:text-align="center" style:justify-single-word="false"/>
      <style:text-properties style:font-name="Titillium Up" fo:font-size="9pt" style:font-size-asian="9pt" style:font-size-complex="9pt"/>
    </style:style>
    <style:style style:name="P2" style:family="paragraph" style:parent-style-name="Default_20_Text_3a_1">
      <style:paragraph-properties fo:text-align="center" style:justify-single-word="false" fo:keep-together="auto"/>
      <style:text-properties style:font-name="Titillium Up" fo:font-size="9pt" style:font-size-asian="9pt" style:font-size-complex="9pt"/>
    </style:style>
    <style:style style:name="P3" style:family="paragraph" style:parent-style-name="Default_20_Text_3a_1">
      <style:paragraph-properties fo:text-align="center" style:justify-single-word="false"/>
      <style:text-properties style:font-name="Verdana" fo:font-size="8pt" style:font-size-asian="8pt"/>
    </style:style>
    <style:style style:name="P4" style:family="paragraph" style:parent-style-name="Default_20_Text">
      <style:text-properties style:font-name="Verdana"/>
    </style:style>
    <style:style style:name="P5" style:family="paragraph" style:parent-style-name="Default_20_Text">
      <style:text-properties style:font-name="Verdana" fo:font-size="10pt" style:font-size-asian="10pt"/>
    </style:style>
    <style:style style:name="P6" style:family="paragraph" style:parent-style-name="Default_20_Text">
      <style:text-properties style:font-name="Verdana" fo:font-size="10pt" fo:font-weight="normal" officeooo:paragraph-rsid="001dd65a" style:font-size-asian="10pt" style:font-weight-asian="normal" style:font-weight-complex="normal"/>
    </style:style>
    <style:style style:name="P7" style:family="paragraph" style:parent-style-name="Default_20_Text">
      <style:text-properties style:font-name="Verdana" fo:font-size="10pt" fo:font-weight="normal" officeooo:rsid="001dd65a" officeooo:paragraph-rsid="001ec40f" style:font-size-asian="10pt" style:font-weight-asian="normal" style:font-weight-complex="normal"/>
    </style:style>
    <style:style style:name="P8" style:family="paragraph" style:parent-style-name="Default_20_Text">
      <style:text-properties style:font-name="Verdana" fo:font-size="10pt" fo:font-weight="normal" officeooo:paragraph-rsid="00374b06" style:font-size-asian="10pt" style:font-weight-asian="normal" style:font-weight-complex="normal"/>
    </style:style>
    <style:style style:name="P9" style:family="paragraph" style:parent-style-name="Default_20_Text">
      <style:text-properties style:font-name="Verdana" fo:font-size="10pt" fo:font-weight="bold" officeooo:rsid="002c71d1" officeooo:paragraph-rsid="002c71d1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Verdana" fo:font-size="10pt" fo:font-weight="bold" officeooo:rsid="001dd65a" officeooo:paragraph-rsid="001dd65a" style:font-size-asian="10pt" style:font-weight-asian="bold"/>
    </style:style>
    <style:style style:name="P11" style:family="paragraph" style:parent-style-name="Default_20_Text">
      <style:text-properties style:font-name="Verdana" fo:font-size="10pt" fo:font-weight="bold" officeooo:rsid="001dd65a" officeooo:paragraph-rsid="00374b06" style:font-size-asian="10pt" style:font-weight-asian="bold"/>
    </style:style>
    <style:style style:name="P12" style:family="paragraph" style:parent-style-name="Default_20_Text">
      <style:text-properties style:font-name="Verdana" officeooo:paragraph-rsid="00374b06"/>
    </style:style>
    <style:style style:name="P13" style:family="paragraph" style:parent-style-name="Default_20_Text">
      <style:text-properties fo:font-size="10pt" officeooo:paragraph-rsid="0031555b" style:font-size-asian="10pt" style:font-size-complex="10pt"/>
    </style:style>
    <style:style style:name="P14" style:family="paragraph" style:parent-style-name="Default_20_Text">
      <style:text-properties fo:font-size="10pt" officeooo:paragraph-rsid="002a29be" style:font-size-asian="10pt" style:font-size-complex="10pt"/>
    </style:style>
    <style:style style:name="P15" style:family="paragraph" style:parent-style-name="Default_20_Text">
      <style:text-properties fo:font-size="10pt" officeooo:paragraph-rsid="003838c0" style:font-size-asian="10pt" style:font-size-complex="10pt"/>
    </style:style>
    <style:style style:name="P16" style:family="paragraph" style:parent-style-name="Default_20_Text">
      <style:text-properties fo:font-size="10pt" officeooo:paragraph-rsid="00397409" style:font-size-asian="10pt" style:font-size-complex="10pt"/>
    </style:style>
    <style:style style:name="P17" style:family="paragraph" style:parent-style-name="Default_20_Text">
      <style:text-properties fo:font-size="10pt" officeooo:paragraph-rsid="003b2f47" style:font-size-asian="10pt" style:font-size-complex="10pt"/>
    </style:style>
    <style:style style:name="P18" style:family="paragraph" style:parent-style-name="Default_20_Text">
      <style:text-properties fo:font-size="10pt" officeooo:paragraph-rsid="003ca435" style:font-size-asian="10pt" style:font-size-complex="10pt"/>
    </style:style>
    <style:style style:name="P19" style:family="paragraph" style:parent-style-name="Default_20_Text">
      <style:text-properties fo:font-size="10pt" officeooo:paragraph-rsid="003838c0" style:font-size-asian="10pt"/>
    </style:style>
    <style:style style:name="P20" style:family="paragraph" style:parent-style-name="Default_20_Text">
      <style:text-properties style:font-name="Titillium Bd" fo:font-size="10pt" fo:font-weight="bold" officeooo:rsid="0020d9b2" officeooo:paragraph-rsid="0022f832" style:font-size-asian="10pt" style:font-weight-asian="bold" style:font-size-complex="10pt"/>
    </style:style>
    <style:style style:name="P21" style:family="paragraph" style:parent-style-name="Default_20_Text">
      <style:text-properties style:font-name="Titillium Bd" fo:font-size="11pt" fo:font-weight="bold" officeooo:rsid="0035c9dd" officeooo:paragraph-rsid="0035c9dd" style:font-size-asian="11pt" style:font-weight-asian="bold" style:font-size-complex="11pt"/>
    </style:style>
    <style:style style:name="P22" style:family="paragraph" style:parent-style-name="Default_20_Text">
      <style:text-properties style:font-name="Titillium Bd" fo:font-size="11pt" fo:font-weight="bold" officeooo:rsid="0035c9dd" officeooo:paragraph-rsid="00374b06" style:font-size-asian="11pt" style:font-weight-asian="bold" style:font-size-complex="11pt"/>
    </style:style>
    <style:style style:name="P23" style:family="paragraph" style:parent-style-name="Default_20_Text">
      <style:text-properties style:font-name="Titillium1" fo:font-size="10pt" officeooo:paragraph-rsid="00200d6e" style:font-size-asian="10pt" style:font-size-complex="10pt"/>
    </style:style>
    <style:style style:name="P24" style:family="paragraph" style:parent-style-name="Default_20_Text">
      <style:text-properties style:font-name="Titillium1" fo:font-size="10pt" fo:font-weight="normal" officeooo:rsid="001ec40f" officeooo:paragraph-rsid="001ec40f" style:font-size-asian="10pt" style:font-weight-asian="normal" style:font-size-complex="10pt" style:font-weight-complex="normal"/>
    </style:style>
    <style:style style:name="P25" style:family="paragraph" style:parent-style-name="Default_20_Text">
      <style:text-properties style:font-name="Titillium1" fo:font-size="10pt" fo:font-weight="normal" officeooo:rsid="001ec40f" officeooo:paragraph-rsid="00374b06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tillium1" fo:font-size="10pt" fo:font-weight="normal" officeooo:rsid="00043014" officeooo:paragraph-rsid="002c71d1" style:font-size-asian="10pt" style:font-weight-asian="normal" style:font-size-complex="10pt" style:font-weight-complex="normal"/>
    </style:style>
    <style:style style:name="P27" style:family="paragraph" style:parent-style-name="Default_20_Text">
      <style:text-properties style:font-name="Titillium1" fo:font-weight="normal" officeooo:paragraph-rsid="00397409" style:font-weight-asian="normal" style:font-weight-complex="normal"/>
    </style:style>
    <style:style style:name="P28" style:family="paragraph" style:parent-style-name="Default_20_Text">
      <style:text-properties style:font-name="Titillium1" fo:font-weight="normal" officeooo:paragraph-rsid="003b2f47" style:font-weight-asian="normal" style:font-weight-complex="normal"/>
    </style:style>
    <style:style style:name="P29" style:family="paragraph" style:parent-style-name="Default_20_Text">
      <style:text-properties officeooo:paragraph-rsid="002cae12"/>
    </style:style>
    <style:style style:name="P30" style:family="paragraph" style:parent-style-name="Default_20_Text">
      <style:text-properties officeooo:paragraph-rsid="0031555b"/>
    </style:style>
    <style:style style:name="P31" style:family="paragraph" style:parent-style-name="Default_20_Text">
      <style:text-properties officeooo:paragraph-rsid="00397409"/>
    </style:style>
    <style:style style:name="P32" style:family="paragraph" style:parent-style-name="Default_20_Text">
      <style:text-properties officeooo:paragraph-rsid="003b2f47"/>
    </style:style>
    <style:style style:name="P33" style:family="paragraph" style:parent-style-name="Default_20_Text">
      <style:text-properties officeooo:paragraph-rsid="003ca435"/>
    </style:style>
    <style:style style:name="P34" style:family="paragraph" style:parent-style-name="Default_20_Text">
      <style:text-properties officeooo:paragraph-rsid="004122b2"/>
    </style:style>
    <style:style style:name="P35" style:family="paragraph" style:parent-style-name="Default_20_Text">
      <style:paragraph-properties style:writing-mode="lr-tb"/>
      <style:text-properties style:font-name="Titillium1" fo:font-size="10pt" officeooo:paragraph-rsid="0026ca94" style:font-size-asian="10pt" style:font-size-complex="10pt"/>
    </style:style>
    <style:style style:name="P36" style:family="paragraph" style:parent-style-name="Default_20_Text">
      <style:paragraph-properties style:writing-mode="lr-tb"/>
      <style:text-properties style:font-name="Titillium1" fo:font-size="10pt" officeooo:paragraph-rsid="002a29be" style:font-size-asian="10pt" style:font-size-complex="10pt"/>
    </style:style>
    <style:style style:name="P37" style:family="paragraph" style:parent-style-name="Default_20_Text">
      <style:paragraph-properties style:writing-mode="lr-tb"/>
      <style:text-properties style:font-name="Titillium1" fo:font-size="10pt" officeooo:paragraph-rsid="00397409" style:font-size-asian="10pt"/>
    </style:style>
    <style:style style:name="P38" style:family="paragraph" style:parent-style-name="Default_20_Text">
      <style:paragraph-properties style:writing-mode="lr-tb"/>
      <style:text-properties style:font-name="Titillium1" fo:font-size="10pt" fo:font-weight="normal" officeooo:rsid="0035c9dd" officeooo:paragraph-rsid="00397409" style:font-size-asian="10pt" style:font-weight-asian="normal" style:font-size-complex="11pt" style:font-weight-complex="normal"/>
    </style:style>
    <style:style style:name="P39" style:family="paragraph" style:parent-style-name="Default_20_Text">
      <style:paragraph-properties style:writing-mode="lr-tb"/>
      <style:text-properties style:font-name="Titillium1" fo:font-size="10pt" fo:font-weight="normal" officeooo:paragraph-rsid="00374b06" style:font-size-asian="10pt" style:font-weight-asian="normal" style:font-size-complex="10pt" style:font-weight-complex="normal"/>
    </style:style>
    <style:style style:name="P40" style:family="paragraph" style:parent-style-name="Default_20_Text">
      <style:paragraph-properties fo:break-before="page"/>
      <style:text-properties style:font-name="Titillium Bd" fo:font-size="11pt" fo:font-weight="bold" officeooo:rsid="0035c9dd" officeooo:paragraph-rsid="00374b06" style:font-size-asian="11pt" style:font-weight-asian="bold" style:font-size-complex="11pt"/>
    </style:style>
    <style:style style:name="P41" style:family="paragraph" style:parent-style-name="Standard" style:master-page-name="Standard">
      <style:paragraph-properties fo:text-align="center" style:justify-single-word="false" fo:keep-together="auto" style:page-number="auto"/>
      <style:text-properties style:font-name="Verdana" fo:font-weight="bold" officeooo:paragraph-rsid="0045c987" style:font-weight-asian="bold"/>
    </style:style>
    <style:style style:name="P42" style:family="paragraph" style:parent-style-name="Default_20_Text">
      <style:text-properties style:font-name="Titillium1" fo:font-size="10pt" fo:font-weight="normal" officeooo:rsid="003838c0" officeooo:paragraph-rsid="003ca435" style:font-size-asian="10pt" style:font-weight-asian="normal" style:font-size-complex="10pt" style:font-weight-complex="normal"/>
    </style:style>
    <style:style style:name="P43" style:family="paragraph" style:parent-style-name="Default_20_Text">
      <style:text-properties style:font-name="Titillium1" fo:font-size="10pt" fo:font-weight="normal" officeooo:rsid="00397409" officeooo:paragraph-rsid="00397409" style:font-size-asian="10pt" style:font-weight-asian="normal" style:font-size-complex="10pt" style:font-weight-complex="normal"/>
    </style:style>
    <style:style style:name="P44" style:family="paragraph" style:parent-style-name="Default_20_Text">
      <style:text-properties style:font-name="Titillium1" fo:font-size="10pt" fo:font-weight="normal" officeooo:rsid="003b2f47" officeooo:paragraph-rsid="003b2f47" style:font-size-asian="10pt" style:font-weight-asian="normal" style:font-size-complex="10pt" style:font-weight-complex="normal"/>
    </style:style>
    <style:style style:name="P45" style:family="paragraph" style:parent-style-name="Default_20_Text">
      <style:text-properties style:font-name="Titillium1" fo:font-size="10pt" fo:font-style="normal" fo:font-weight="normal" officeooo:rsid="001dd65a" officeooo:paragraph-rsid="002a29be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Default_20_Text">
      <style:text-properties style:font-name="Titillium1" fo:font-size="10pt" fo:font-style="normal" fo:font-weight="normal" officeooo:rsid="001dd65a" officeooo:paragraph-rsid="003ca43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Default_20_Text">
      <style:text-properties style:font-name="Titillium1" fo:font-size="10pt" fo:font-style="normal" fo:font-weight="normal" officeooo:rsid="003838c0" officeooo:paragraph-rsid="003ca43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Default_20_Text">
      <style:text-properties style:font-name="Titillium1" fo:font-size="10pt" fo:font-style="normal" fo:font-weight="normal" officeooo:rsid="0038af9d" officeooo:paragraph-rsid="003ca43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Default_20_Text">
      <style:text-properties style:font-name="Titillium1" fo:font-size="10pt" fo:font-style="normal" fo:font-weight="normal" officeooo:rsid="0023d734" officeooo:paragraph-rsid="003ca435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Default_20_Text">
      <style:text-properties style:font-name="Titillium1" fo:font-size="10pt" fo:font-style="normal" fo:font-weight="normal" officeooo:rsid="000b10e2" officeooo:paragraph-rsid="0039740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Default_20_Text">
      <style:text-properties style:font-name="Titillium1" fo:font-size="10pt" fo:font-style="normal" fo:font-weight="normal" officeooo:rsid="000f7895" officeooo:paragraph-rsid="003b2f47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Default_20_Text">
      <style:text-properties style:font-name="Titillium1" fo:font-size="10pt" fo:font-style="normal" fo:font-weight="normal" officeooo:rsid="003b2f47" officeooo:paragraph-rsid="003b2f47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Default_20_Text">
      <style:text-properties style:font-name="Titillium1" fo:font-size="10pt" fo:font-style="normal" fo:font-weight="normal" officeooo:rsid="003e45a0" officeooo:paragraph-rsid="003b2f47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Default_20_Text">
      <style:text-properties style:font-name="Titillium1" fo:font-size="10pt" officeooo:rsid="00397409" officeooo:paragraph-rsid="00397409" style:font-size-asian="10pt" style:font-size-complex="10pt"/>
    </style:style>
    <style:style style:name="P55" style:family="paragraph" style:parent-style-name="Default_20_Text">
      <style:text-properties style:font-name="Titillium1" fo:font-size="10pt" officeooo:rsid="003b2f47" officeooo:paragraph-rsid="003b2f47" style:font-size-asian="10pt" style:font-size-complex="10pt"/>
    </style:style>
    <style:style style:name="P56" style:family="paragraph" style:parent-style-name="Default_20_Text">
      <style:text-properties style:font-name="Titillium1" fo:font-size="10pt" fo:language="en" fo:country="none" fo:font-style="normal" fo:font-weight="normal" officeooo:rsid="003b2f47" officeooo:paragraph-rsid="003b2f4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Default_20_Text">
      <style:text-properties style:font-name="Verdana" fo:font-size="10pt" fo:font-style="normal" fo:font-weight="normal" officeooo:rsid="000b10e2" officeooo:paragraph-rsid="002cae12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Default_20_Text">
      <style:text-properties style:font-name="Verdana" fo:font-size="10pt" fo:font-style="normal" fo:font-weight="normal" officeooo:rsid="000b10e2" officeooo:paragraph-rsid="003b2f4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Default_20_Text">
      <style:text-properties style:font-name="Titillium Bd" fo:font-size="10pt" fo:font-style="normal" fo:font-weight="bold" officeooo:rsid="0038af9d" officeooo:paragraph-rsid="003ca435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Default_20_Text">
      <style:text-properties style:font-name="Titillium Bd" fo:font-size="10pt" fo:font-style="normal" fo:font-weight="bold" officeooo:rsid="003b2f47" officeooo:paragraph-rsid="003b2f47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Default_20_Text">
      <style:text-properties style:font-name="Titillium Bd" fo:font-size="10pt" fo:font-style="normal" fo:font-weight="bold" officeooo:rsid="0020d9b2" officeooo:paragraph-rsid="003b2f47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Default_20_Text">
      <style:text-properties style:use-window-font-color="true" style:font-name="Titillium Bd" fo:font-size="10pt" fo:language="en" fo:country="US" fo:font-style="normal" fo:font-weight="bold" officeooo:rsid="0038af9d" officeooo:paragraph-rsid="003ca435" style:font-size-asian="10pt" style:font-style-asian="normal" style:font-weight-asian="bold" style:font-size-complex="10pt" style:font-style-complex="normal"/>
    </style:style>
    <style:style style:name="P63" style:family="paragraph" style:parent-style-name="Default_20_Text">
      <style:text-properties style:use-window-font-color="true" style:font-name="Titillium Bd" fo:font-size="10pt" fo:language="en" fo:country="US" fo:font-weight="bold" officeooo:rsid="0022f832" officeooo:paragraph-rsid="003b2f47" style:font-size-asian="10pt" style:font-weight-asian="bold" style:font-size-complex="10pt" style:font-weight-complex="bold"/>
    </style:style>
    <style:style style:name="P64" style:family="paragraph" style:parent-style-name="Default_20_Text">
      <style:paragraph-properties>
        <style:tab-stops>
          <style:tab-stop style:position="1.6252in"/>
        </style:tab-stops>
      </style:paragraph-properties>
      <style:text-properties style:use-window-font-color="true" style:font-name="Titillium1" fo:font-size="10pt" fo:language="en" fo:country="US" officeooo:rsid="002cae12" officeooo:paragraph-rsid="0012f036" style:font-size-asian="10pt" style:font-size-complex="10pt"/>
    </style:style>
    <style:style style:name="P65" style:family="paragraph" style:parent-style-name="Default_20_Text">
      <style:paragraph-properties fo:break-before="page"/>
      <style:text-properties style:font-name="Titillium1" fo:font-size="10pt" fo:font-style="normal" fo:font-weight="normal" officeooo:rsid="003838c0" officeooo:paragraph-rsid="003838c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Default_20_Text">
      <style:paragraph-properties fo:break-before="page"/>
      <style:text-properties style:font-name="Titillium1" fo:font-size="10pt" officeooo:rsid="003b2f47" officeooo:paragraph-rsid="003b2f47" style:font-size-asian="10pt" style:font-size-complex="10pt"/>
    </style:style>
    <style:style style:name="T1" style:family="text">
      <style:text-properties officeooo:rsid="00043014"/>
    </style:style>
    <style:style style:name="T2" style:family="text">
      <style:text-properties officeooo:rsid="0006c863"/>
    </style:style>
    <style:style style:name="T3" style:family="text">
      <style:text-properties officeooo:rsid="00200d6e"/>
    </style:style>
    <style:style style:name="T4" style:family="text">
      <style:text-properties officeooo:rsid="002863ae"/>
    </style:style>
    <style:style style:name="T5" style:family="text">
      <style:text-properties style:font-name="Verdana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officeooo:rsid="0021d3ba" style:font-size-asian="10pt" style:font-size-complex="10pt"/>
    </style:style>
    <style:style style:name="T8" style:family="text">
      <style:text-properties style:font-name="Verdana" fo:font-size="10pt" officeooo:rsid="0022f832" style:font-size-asian="10pt" style:font-size-complex="10pt"/>
    </style:style>
    <style:style style:name="T9" style:family="text">
      <style:text-properties style:font-name="Verdana" fo:font-size="10pt" fo:font-style="italic" fo:font-weight="bold" officeooo:rsid="001dd65a" style:font-size-asian="10pt" style:font-style-asian="italic" style:font-weight-asian="bold" style:font-size-complex="10pt" style:font-style-complex="italic" style:font-weight-complex="normal"/>
    </style:style>
    <style:style style:name="T10" style:family="text">
      <style:text-properties style:font-name="Verdana" fo:font-size="10pt" fo:font-style="italic" fo:font-weight="normal" officeooo:rsid="001dd65a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Verdana" fo:font-size="10pt" fo:font-style="normal" fo:font-weight="normal" officeooo:rsid="000b10e2" style:font-size-asian="10pt" style:font-style-asian="normal" style:font-weight-asian="normal" style:font-style-complex="normal" style:font-weight-complex="normal"/>
    </style:style>
    <style:style style:name="T12" style:family="text">
      <style:text-properties style:font-name="Verdana" fo:font-size="10pt" fo:font-style="normal" fo:font-weight="normal" officeooo:rsid="001dd65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Verdana" fo:font-size="10pt" fo:font-style="normal" fo:font-weight="normal" officeooo:rsid="00397409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Verdana" fo:font-size="10pt" fo:font-style="normal" fo:font-weight="normal" officeooo:rsid="002c71d1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Verdana" fo:font-size="10pt" fo:font-style="normal" fo:font-weight="bold" officeooo:rsid="001dd65a" style:font-size-asian="10pt" style:font-style-asian="normal" style:font-weight-asian="bold" style:font-size-complex="10pt" style:font-style-complex="normal" style:font-weight-complex="normal"/>
    </style:style>
    <style:style style:name="T16" style:family="text">
      <style:text-properties style:font-name="Verdana" fo:font-size="10pt" fo:font-style="normal" fo:font-weight="bold" officeooo:rsid="0021d3ba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Verdana" fo:font-size="10pt" fo:font-style="normal" fo:font-weight="bold" officeooo:rsid="002c71d1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Verdana" fo:font-size="11pt" fo:font-weight="bold" style:font-size-asian="11pt" style:font-weight-asian="bold"/>
    </style:style>
    <style:style style:name="T19" style:family="text">
      <style:text-properties style:font-name="Verdana" fo:font-weight="bold" style:font-weight-asian="bold" style:font-size-complex="10pt"/>
    </style:style>
    <style:style style:name="T20" style:family="text">
      <style:text-properties style:font-name="Verdana" fo:font-style="normal" fo:font-weight="normal" officeooo:rsid="001dd65a" style:font-style-asian="normal" style:font-weight-asian="normal" style:font-style-complex="normal" style:font-weight-complex="normal"/>
    </style:style>
    <style:style style:name="T21" style:family="text">
      <style:text-properties style:font-name="Verdana" fo:font-style="normal" fo:font-weight="normal" officeooo:rsid="000b10e2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Verdana" fo:font-style="normal" fo:font-weight="bold" officeooo:rsid="001dd65a" style:font-style-asian="normal" style:font-weight-asian="bold" style:font-style-complex="normal" style:font-weight-complex="normal"/>
    </style:style>
    <style:style style:name="T23" style:family="text">
      <style:text-properties style:font-name="Verdana" style:font-size-complex="10pt"/>
    </style:style>
    <style:style style:name="T24" style:family="text">
      <style:text-properties style:use-window-font-color="true" style:font-name="Verdana" fo:font-size="10pt" fo:language="en" fo:country="US" officeooo:rsid="0022f832" style:font-size-asian="10pt" style:font-size-complex="10pt"/>
    </style:style>
    <style:style style:name="T25" style:family="text">
      <style:text-properties style:use-window-font-color="true" style:font-name="Titillium1" fo:font-size="10pt" fo:language="en" fo:country="US" officeooo:rsid="002c71d1" style:font-size-asian="10pt" style:font-size-complex="10pt"/>
    </style:style>
    <style:style style:name="T26" style:family="text">
      <style:text-properties style:use-window-font-color="true" style:font-name="Titillium1" fo:font-size="10pt" fo:language="en" fo:country="US" officeooo:rsid="0022f832" style:font-size-asian="10pt" style:font-size-complex="10pt"/>
    </style:style>
    <style:style style:name="T27" style:family="text">
      <style:text-properties style:use-window-font-color="true" style:font-name="Titillium1" fo:font-size="10pt" fo:language="en" fo:country="US" officeooo:rsid="00374b06" style:font-size-asian="10pt" style:font-size-complex="10pt"/>
    </style:style>
    <style:style style:name="T28" style:family="text">
      <style:text-properties style:use-window-font-color="true" style:font-name="Titillium1" fo:font-size="10pt" fo:language="en" fo:country="US" officeooo:rsid="002cae12" style:font-size-asian="10pt" style:font-size-complex="10pt"/>
    </style:style>
    <style:style style:name="T29" style:family="text">
      <style:text-properties style:use-window-font-color="true" style:font-name="Titillium1" fo:font-size="10pt" fo:language="en" fo:country="US" officeooo:rsid="0038af9d" style:font-size-asian="10pt" style:font-size-complex="10pt"/>
    </style:style>
    <style:style style:name="T30" style:family="text">
      <style:text-properties officeooo:rsid="001dd65a"/>
    </style:style>
    <style:style style:name="T31" style:family="text">
      <style:text-properties fo:font-style="normal" fo:font-weight="normal" officeooo:rsid="001dd65a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1dd65a" style:font-style-asian="normal" style:font-style-complex="normal"/>
    </style:style>
    <style:style style:name="T33" style:family="text">
      <style:text-properties fo:font-style="normal" officeooo:rsid="003ca435" style:font-style-asian="normal" style:font-style-complex="normal"/>
    </style:style>
    <style:style style:name="T34" style:family="text">
      <style:text-properties style:font-name="Titillium Bd" fo:font-size="15pt" officeooo:rsid="0045c987" style:font-size-asian="15pt" style:font-size-complex="15pt"/>
    </style:style>
    <style:style style:name="T35" style:family="text">
      <style:text-properties style:font-name="Titillium Bd" fo:font-size="15pt" officeooo:rsid="004650c9" style:font-size-asian="15pt" style:font-size-complex="15pt"/>
    </style:style>
    <style:style style:name="T36" style:family="text">
      <style:text-properties style:font-name="Titillium Bd" fo:font-weight="bold" style:font-weight-asian="bold"/>
    </style:style>
    <style:style style:name="T37" style:family="text">
      <style:text-properties style:font-name="Titillium Bd" fo:font-weight="bold" officeooo:rsid="00200d6e" style:font-weight-asian="bold"/>
    </style:style>
    <style:style style:name="T38" style:family="text">
      <style:text-properties style:font-name="Titillium Bd" fo:font-weight="bold" officeooo:rsid="001dd65a" style:font-weight-asian="bold"/>
    </style:style>
    <style:style style:name="T39" style:family="text">
      <style:text-properties style:font-name="Titillium Bd" fo:font-weight="bold" officeooo:rsid="0020d9b2" style:font-weight-asian="bold"/>
    </style:style>
    <style:style style:name="T40" style:family="text">
      <style:text-properties style:font-name="Titillium Bd" fo:font-weight="bold" officeooo:rsid="003838c0" style:font-weight-asian="bold" style:font-weight-complex="bold"/>
    </style:style>
    <style:style style:name="T41" style:family="text">
      <style:text-properties style:font-name="Titillium Bd" fo:font-weight="bold" style:font-weight-asian="bold" style:font-size-complex="10pt"/>
    </style:style>
    <style:style style:name="T42" style:family="text">
      <style:text-properties style:font-name="Titillium Bd" fo:font-weight="bold" officeooo:rsid="0020d9b2" style:font-weight-asian="bold" style:font-size-complex="10pt"/>
    </style:style>
    <style:style style:name="T43" style:family="text">
      <style:text-properties style:font-name="Titillium Bd" fo:font-weight="bold" officeooo:rsid="003838c0" style:font-weight-asian="bold" style:font-size-complex="10pt"/>
    </style:style>
    <style:style style:name="T44" style:family="text">
      <style:text-properties style:font-name="Titillium Bd" fo:font-weight="bold" officeooo:rsid="00397409" style:font-weight-asian="bold" style:font-size-complex="10pt"/>
    </style:style>
    <style:style style:name="T45" style:family="text">
      <style:text-properties style:font-name="Titillium Bd" fo:font-weight="bold" officeooo:rsid="0022f832" style:font-weight-asian="bold" style:font-size-complex="10pt"/>
    </style:style>
    <style:style style:name="T46" style:family="text">
      <style:text-properties style:font-name="Titillium Bd" fo:font-weight="bold" officeooo:rsid="002a29be" style:font-weight-asian="bold" style:font-size-complex="10pt"/>
    </style:style>
    <style:style style:name="T47" style:family="text">
      <style:text-properties style:font-name="Titillium Bd" fo:font-weight="bold" officeooo:rsid="0021d3ba" style:font-weight-asian="bold" style:font-size-complex="10pt"/>
    </style:style>
    <style:style style:name="T48" style:family="text">
      <style:text-properties style:font-name="Titillium Bd" fo:font-weight="bold" officeooo:rsid="00374b06" style:font-weight-asian="bold"/>
    </style:style>
    <style:style style:name="T49" style:family="text">
      <style:text-properties style:font-name="Titillium Bd" fo:font-weight="bold" officeooo:rsid="003838c0" style:font-weight-asian="bold"/>
    </style:style>
    <style:style style:name="T50" style:family="text">
      <style:text-properties style:font-name="Titillium Bd" fo:font-weight="bold" officeooo:rsid="00397409" style:font-weight-asian="bold"/>
    </style:style>
    <style:style style:name="T51" style:family="text">
      <style:text-properties style:font-name="Titillium Bd" fo:font-weight="bold" officeooo:rsid="003ca435" style:font-weight-asian="bold"/>
    </style:style>
    <style:style style:name="T52" style:family="text">
      <style:text-properties style:font-name="Titillium Bd" fo:font-size="10pt" fo:font-style="normal" fo:font-weight="bold" style:font-size-asian="10pt" style:font-style-asian="normal" style:font-weight-asian="bold" style:font-size-complex="10pt" style:font-style-complex="normal"/>
    </style:style>
    <style:style style:name="T53" style:family="text">
      <style:text-properties style:font-name="Titillium B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Titillium Bd" fo:font-size="10pt" fo:font-style="normal" fo:font-weight="bold" officeooo:rsid="001dd65a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Titillium Bd" fo:font-size="10pt" fo:font-style="normal" fo:font-weight="bold" officeooo:rsid="00200d6e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style:font-name="Titillium Bd" fo:font-size="10pt" fo:font-style="normal" fo:font-weight="bold" officeooo:rsid="002174b7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style:font-name="Titillium Bd" fo:font-size="10pt" fo:font-style="normal" fo:font-weight="bold" officeooo:rsid="0021d3ba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style:font-name="Titillium Bd" fo:font-size="10pt" fo:font-style="normal" fo:font-weight="bold" officeooo:rsid="002cae12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style:font-name="Titillium Bd" fo:font-size="10pt" fo:font-style="normal" fo:font-weight="bold" officeooo:rsid="00043014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font-name="Titillium Bd" fo:font-size="10pt" fo:font-style="normal" fo:font-weight="bold" officeooo:rsid="002e03c9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style:font-name="Titillium Bd" fo:font-size="10pt" fo:font-style="normal" fo:font-weight="bold" officeooo:rsid="00374b06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style:font-name="Titillium Bd" fo:font-size="10pt" fo:font-style="normal" fo:font-weight="bold" officeooo:rsid="003838c0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font-name="Titillium Bd" fo:font-size="10pt" fo:font-style="normal" fo:font-weight="bold" officeooo:rsid="0038af9d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style:font-name="Titillium Bd" fo:font-size="10pt" fo:font-style="normal" fo:font-weight="bold" officeooo:rsid="00397409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style:font-name="Titillium Bd" fo:font-size="10pt" fo:font-style="normal" fo:font-weight="bold" officeooo:rsid="0022f832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tillium Bd" fo:font-size="10pt" fo:font-style="normal" fo:font-weight="bold" officeooo:rsid="003b2f47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style:font-name="Titillium Bd" fo:font-size="10pt" fo:font-style="normal" fo:font-weight="bold" officeooo:rsid="0020d9b2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Titillium Bd" fo:font-size="10pt" fo:font-style="normal" fo:font-weight="bold" officeooo:rsid="003b6430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Titillium Bd" fo:font-size="10pt" fo:font-style="normal" fo:font-weight="bold" officeooo:rsid="003ca435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style:font-name="Titillium Bd" fo:font-size="10pt" fo:font-style="normal" fo:font-weight="bold" officeooo:rsid="003e45a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style:font-name="Titillium Bd" fo:font-size="10pt" fo:font-style="normal" fo:font-weight="bold" officeooo:rsid="004122b2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Titillium Bd" fo:font-size="10pt" fo:font-style="normal" fo:font-weight="bold" officeooo:rsid="002174b7" style:font-size-asian="10pt" style:font-style-asian="normal" style:font-weight-asian="bold" style:font-size-complex="10pt" style:font-style-complex="normal" style:font-weight-complex="normal"/>
    </style:style>
    <style:style style:name="T73" style:family="text">
      <style:text-properties style:font-name="Titillium Bd" fo:font-size="10pt" fo:font-style="normal" fo:font-weight="bold" officeooo:rsid="000b10e2" style:font-size-asian="10pt" style:font-style-asian="normal" style:font-weight-asian="bold" style:font-size-complex="10pt" style:font-style-complex="normal" style:font-weight-complex="normal"/>
    </style:style>
    <style:style style:name="T74" style:family="text">
      <style:text-properties style:font-name="Titillium Bd" fo:font-size="10pt" fo:font-style="normal" fo:font-weight="bold" officeooo:rsid="00397409" style:font-size-asian="10pt" style:font-style-asian="normal" style:font-weight-asian="bold" style:font-size-complex="10pt" style:font-style-complex="normal" style:font-weight-complex="normal"/>
    </style:style>
    <style:style style:name="T75" style:family="text">
      <style:text-properties style:font-name="Titillium Bd" fo:font-size="10pt" fo:font-style="normal" fo:font-weight="bold" officeooo:rsid="0021d3ba" style:font-size-asian="10pt" style:font-style-asian="normal" style:font-weight-asian="bold" style:font-size-complex="10pt" style:font-style-complex="normal" style:font-weight-complex="normal"/>
    </style:style>
    <style:style style:name="T76" style:family="text">
      <style:text-properties style:font-name="Titillium Bd" fo:font-size="10pt" fo:font-style="normal" fo:font-weight="bold" officeooo:rsid="0020d9b2" style:font-size-asian="10pt" style:font-style-asian="normal" style:font-weight-asian="bold" style:font-size-complex="10pt" style:font-style-complex="normal" style:font-weight-complex="normal"/>
    </style:style>
    <style:style style:name="T77" style:family="text">
      <style:text-properties style:font-name="Titillium Bd" fo:font-size="10pt" fo:font-style="normal" fo:font-weight="bold" officeooo:rsid="0038af9d" style:font-size-asian="10pt" style:font-style-asian="normal" style:font-weight-asian="bold" style:font-size-complex="10pt" style:font-style-complex="normal"/>
    </style:style>
    <style:style style:name="T78" style:family="text">
      <style:text-properties style:font-name="Titillium Bd" fo:font-size="10pt" fo:font-style="normal" fo:font-weight="bold" officeooo:rsid="000f91db" style:font-size-asian="10pt" style:font-style-asian="normal" style:font-weight-asian="bold" style:font-size-complex="10pt" style:font-style-complex="normal"/>
    </style:style>
    <style:style style:name="T79" style:family="text">
      <style:text-properties style:font-name="Titillium Bd" fo:font-size="10pt" fo:font-weight="bold" style:font-size-asian="10pt" style:font-weight-asian="bold" style:font-size-complex="10pt"/>
    </style:style>
    <style:style style:name="T80" style:family="text">
      <style:text-properties style:font-name="Titillium Bd" fo:font-size="10pt" fo:font-weight="bold" officeooo:rsid="00397409" style:font-size-asian="10pt" style:font-weight-asian="bold" style:font-size-complex="10pt"/>
    </style:style>
    <style:style style:name="T81" style:family="text">
      <style:text-properties style:font-name="Titillium Bd" fo:font-size="10pt" fo:font-weight="bold" officeooo:rsid="003b2f47" style:font-size-asian="10pt" style:font-weight-asian="bold" style:font-size-complex="10pt"/>
    </style:style>
    <style:style style:name="T82" style:family="text">
      <style:text-properties style:font-name="Titillium Bd" fo:font-size="10pt" fo:font-weight="bold" officeooo:rsid="0022f832" style:font-size-asian="10pt" style:font-weight-asian="bold" style:font-size-complex="10pt" style:font-weight-complex="bold"/>
    </style:style>
    <style:style style:name="T83" style:family="text">
      <style:text-properties style:font-name="Titillium Bd" fo:font-size="10pt" fo:font-weight="bold" officeooo:rsid="0038af9d" style:font-size-asian="10pt" style:font-weight-asian="bold" style:font-size-complex="10pt"/>
    </style:style>
    <style:style style:name="T84" style:family="text">
      <style:text-properties style:font-name="Titillium Bd" fo:font-size="11pt" style:font-size-asian="11pt" style:font-size-complex="11pt"/>
    </style:style>
    <style:style style:name="T85" style:family="text">
      <style:text-properties style:font-name="Titillium Bd" fo:font-size="11pt" officeooo:rsid="0035c9dd" style:font-size-asian="11pt" style:font-size-complex="11pt"/>
    </style:style>
    <style:style style:name="T86" style:family="text">
      <style:text-properties style:font-name="Titillium Bd" fo:font-size="11pt" officeooo:rsid="0045c987" style:font-size-asian="11pt" style:font-size-complex="11pt"/>
    </style:style>
    <style:style style:name="T87" style:family="text">
      <style:text-properties style:font-name="Titillium Bd" fo:font-style="normal" fo:font-weight="bold" officeooo:rsid="001dd65a" style:font-style-asian="normal" style:font-weight-asian="bold" style:font-style-complex="normal" style:font-weight-complex="bold"/>
    </style:style>
    <style:style style:name="T88" style:family="text">
      <style:text-properties style:font-name="Titillium Bd" fo:font-style="normal" fo:font-weight="bold" officeooo:rsid="003838c0" style:font-style-asian="normal" style:font-weight-asian="bold" style:font-style-complex="normal" style:font-weight-complex="bold"/>
    </style:style>
    <style:style style:name="T89" style:family="text">
      <style:text-properties style:font-name="Titillium Bd" fo:font-style="normal" fo:font-weight="bold" officeooo:rsid="001dd65a" style:font-style-asian="normal" style:font-weight-asian="bold" style:font-style-complex="normal" style:font-weight-complex="normal"/>
    </style:style>
    <style:style style:name="T90" style:family="text">
      <style:text-properties style:font-name="Titillium Bd" fo:font-style="normal" fo:font-weight="bold" officeooo:rsid="0020d9b2" style:font-style-asian="normal" style:font-weight-asian="bold" style:font-style-complex="normal" style:font-weight-complex="normal"/>
    </style:style>
    <style:style style:name="T91" style:family="text">
      <style:text-properties style:font-name="Titillium Bd" fo:font-style="normal" fo:font-weight="bold" style:font-style-asian="normal" style:font-weight-asian="bold" style:font-size-complex="10pt" style:font-style-complex="normal" style:font-weight-complex="bold"/>
    </style:style>
    <style:style style:name="T92" style:family="text">
      <style:text-properties style:font-name="Titillium Bd" fo:font-style="normal" fo:font-weight="bold" officeooo:rsid="00200d6e" style:font-style-asian="normal" style:font-weight-asian="bold" style:font-size-complex="10pt" style:font-style-complex="normal" style:font-weight-complex="bold"/>
    </style:style>
    <style:style style:name="T93" style:family="text">
      <style:text-properties style:font-name="Titillium Bd" fo:font-style="normal" fo:font-weight="bold" officeooo:rsid="003838c0" style:font-style-asian="normal" style:font-weight-asian="bold" style:font-size-complex="10pt" style:font-style-complex="normal" style:font-weight-complex="bold"/>
    </style:style>
    <style:style style:name="T94" style:family="text">
      <style:text-properties style:font-name="Titillium Bd" fo:font-style="normal" fo:font-weight="bold" officeooo:rsid="003ca435" style:font-style-asian="normal" style:font-weight-asian="bold" style:font-size-complex="10pt" style:font-style-complex="normal" style:font-weight-complex="bold"/>
    </style:style>
    <style:style style:name="T95" style:family="text">
      <style:text-properties style:font-name="Titillium1"/>
    </style:style>
    <style:style style:name="T96" style:family="text">
      <style:text-properties style:font-name="Titillium1" officeooo:rsid="0020d9b2"/>
    </style:style>
    <style:style style:name="T97" style:family="text">
      <style:text-properties style:font-name="Titillium1" fo:font-size="10pt" style:font-size-asian="10pt" style:font-size-complex="10pt"/>
    </style:style>
    <style:style style:name="T98" style:family="text">
      <style:text-properties style:font-name="Titillium1" fo:font-size="10pt" officeooo:rsid="002174b7" style:font-size-asian="10pt" style:font-size-complex="10pt"/>
    </style:style>
    <style:style style:name="T99" style:family="text">
      <style:text-properties style:font-name="Titillium1" fo:font-size="10pt" officeooo:rsid="000f7895" style:font-size-asian="10pt" style:font-size-complex="10pt"/>
    </style:style>
    <style:style style:name="T100" style:family="text">
      <style:text-properties style:font-name="Titillium1" fo:font-size="10pt" officeooo:rsid="0021d3ba" style:font-size-asian="10pt" style:font-size-complex="10pt"/>
    </style:style>
    <style:style style:name="T101" style:family="text">
      <style:text-properties style:font-name="Titillium1" fo:font-size="10pt" officeooo:rsid="002a29be" style:font-size-asian="10pt" style:font-size-complex="10pt"/>
    </style:style>
    <style:style style:name="T102" style:family="text">
      <style:text-properties style:font-name="Titillium1" fo:font-size="10pt" officeooo:rsid="002cae12" style:font-size-asian="10pt" style:font-size-complex="10pt"/>
    </style:style>
    <style:style style:name="T103" style:family="text">
      <style:text-properties style:font-name="Titillium1" fo:font-size="10pt" officeooo:rsid="00043014" style:font-size-asian="10pt" style:font-size-complex="10pt"/>
    </style:style>
    <style:style style:name="T104" style:family="text">
      <style:text-properties style:font-name="Titillium1" fo:font-size="10pt" officeooo:rsid="0038af9d" style:font-size-asian="10pt" style:font-size-complex="10pt"/>
    </style:style>
    <style:style style:name="T105" style:family="text">
      <style:text-properties style:font-name="Titillium1" fo:font-size="10pt" officeooo:rsid="002c71d1" style:font-size-asian="10pt" style:font-size-complex="10pt"/>
    </style:style>
    <style:style style:name="T106" style:family="text">
      <style:text-properties style:font-name="Titillium1" fo:font-size="10pt" officeooo:rsid="0020d9b2" style:font-size-asian="10pt" style:font-size-complex="10pt"/>
    </style:style>
    <style:style style:name="T107" style:family="text">
      <style:text-properties style:font-name="Titillium1" fo:font-size="10pt" officeooo:rsid="00397409" style:font-size-asian="10pt" style:font-size-complex="10pt"/>
    </style:style>
    <style:style style:name="T108" style:family="text">
      <style:text-properties style:font-name="Titillium1" fo:font-size="10pt" officeooo:rsid="003b2f47" style:font-size-asian="10pt" style:font-size-complex="10pt"/>
    </style:style>
    <style:style style:name="T109" style:family="text">
      <style:text-properties style:font-name="Titillium1" fo:font-size="10pt" officeooo:rsid="0022f832" style:font-size-asian="10pt" style:font-size-complex="10pt"/>
    </style:style>
    <style:style style:name="T110" style:family="text">
      <style:text-properties style:font-name="Titillium1" fo:font-size="10pt" officeooo:rsid="000f91db" style:font-size-asian="10pt" style:font-size-complex="10pt"/>
    </style:style>
    <style:style style:name="T111" style:family="text">
      <style:text-properties style:font-name="Titillium1" fo:font-size="10pt" officeooo:rsid="003b6430" style:font-size-asian="10pt" style:font-size-complex="10pt"/>
    </style:style>
    <style:style style:name="T112" style:family="text">
      <style:text-properties style:font-name="Titillium1" fo:font-size="10pt" officeooo:rsid="003ca435" style:font-size-asian="10pt" style:font-size-complex="10pt"/>
    </style:style>
    <style:style style:name="T113" style:family="text">
      <style:text-properties style:font-name="Titillium1" fo:font-size="10pt" officeooo:rsid="003e45a0" style:font-size-asian="10pt" style:font-size-complex="10pt"/>
    </style:style>
    <style:style style:name="T114" style:family="text">
      <style:text-properties style:font-name="Titillium1" fo:font-size="10pt" fo:font-style="normal" fo:font-weight="normal" officeooo:rsid="001ec40f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Titillium1" fo:font-size="10pt" fo:font-style="normal" fo:font-weight="normal" officeooo:rsid="001dd65a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Titillium1" fo:font-size="10pt" fo:font-style="normal" fo:font-weight="normal" officeooo:rsid="000b10e2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Titillium1" fo:font-size="10pt" fo:font-style="normal" fo:font-weight="normal" officeooo:rsid="000d0ab3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Titillium1" fo:font-size="10pt" fo:font-style="normal" fo:font-weight="normal" officeooo:rsid="002a29be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font-name="Titillium1" fo:font-size="10pt" fo:font-style="normal" fo:font-weight="normal" officeooo:rsid="002c71d1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style:font-name="Titillium1" fo:font-size="10pt" fo:font-style="normal" fo:font-weight="normal" officeooo:rsid="002cae12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font-name="Titillium1" fo:font-size="10pt" fo:font-style="normal" fo:font-weight="normal" officeooo:rsid="002174b7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font-name="Titillium1" fo:font-size="10pt" fo:font-style="normal" fo:font-weight="normal" officeooo:rsid="0026ca94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Titillium1" fo:font-size="10pt" fo:font-style="normal" fo:font-weight="normal" officeooo:rsid="0031555b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Titillium1" fo:font-size="10pt" fo:font-style="normal" fo:font-weight="normal" officeooo:rsid="003321e9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Titillium1" fo:font-size="10pt" fo:font-style="normal" fo:font-weight="normal" officeooo:rsid="003358a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style:font-name="Titillium1" fo:font-size="10pt" fo:font-style="normal" fo:font-weight="normal" officeooo:rsid="00374b0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font-name="Titillium1" fo:font-size="10pt" fo:font-style="normal" fo:font-weight="normal" officeooo:rsid="003838c0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font-name="Titillium1" fo:font-size="10pt" fo:font-style="normal" fo:font-weight="normal" officeooo:rsid="000f91db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font-name="Titillium1" fo:font-size="10pt" fo:font-style="normal" fo:font-weight="normal" officeooo:rsid="00200d6e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font-name="Titillium1" fo:font-size="10pt" fo:font-style="normal" fo:font-weight="normal" officeooo:rsid="002863ae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style:font-name="Titillium1" fo:font-size="10pt" fo:font-style="normal" fo:font-weight="normal" officeooo:rsid="0038af9d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style:font-name="Titillium1" fo:font-size="10pt" fo:font-style="normal" fo:font-weight="normal" officeooo:rsid="0021d3ba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style:font-name="Titillium1" fo:font-size="10pt" fo:font-style="normal" fo:font-weight="normal" officeooo:rsid="00397409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font-name="Titillium1" fo:font-size="10pt" fo:font-style="normal" fo:font-weight="normal" officeooo:rsid="0022f832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style:font-name="Titillium1" fo:font-size="10pt" fo:font-style="normal" fo:font-weight="normal" officeooo:rsid="003b2f47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style:font-name="Titillium1" fo:font-size="10pt" fo:font-style="normal" fo:font-weight="normal" officeooo:rsid="003b6430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style:font-name="Titillium1" fo:font-size="10pt" fo:font-style="normal" fo:font-weight="normal" officeooo:rsid="003ca435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style:font-name="Titillium1" fo:font-size="10pt" fo:font-style="normal" fo:font-weight="normal" officeooo:rsid="003e45a0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style:font-name="Titillium1" fo:font-size="10pt" fo:font-style="normal" fo:font-weight="normal" officeooo:rsid="003fba6b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style:font-name="Titillium1" fo:font-size="10pt" fo:font-style="normal" fo:font-weight="normal" officeooo:rsid="004122b2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style:font-name="Titillium1" fo:font-size="10pt" fo:font-weight="normal" officeooo:rsid="0021d3ba" style:font-size-asian="10pt" style:font-weight-asian="normal" style:font-size-complex="10pt" style:font-weight-complex="normal"/>
    </style:style>
    <style:style style:name="T142" style:family="text">
      <style:text-properties style:font-name="Titillium1" fo:font-size="10pt" fo:font-weight="normal" officeooo:rsid="002a29be" style:font-size-asian="10pt" style:font-weight-asian="normal" style:font-size-complex="10pt" style:font-weight-complex="normal"/>
    </style:style>
    <style:style style:name="T143" style:family="text">
      <style:text-properties style:font-name="Titillium1" fo:font-size="10pt" fo:font-weight="normal" officeooo:rsid="002cae12" style:font-size-asian="10pt" style:font-weight-asian="normal" style:font-size-complex="10pt" style:font-weight-complex="normal"/>
    </style:style>
    <style:style style:name="T144" style:family="text">
      <style:text-properties style:font-name="Titillium1" fo:font-size="10pt" fo:font-weight="normal" officeooo:rsid="0038af9d" style:font-size-asian="10pt" style:font-weight-asian="normal" style:font-size-complex="10pt" style:font-weight-complex="normal"/>
    </style:style>
    <style:style style:name="T145" style:family="text">
      <style:text-properties style:font-name="Titillium1" fo:font-size="10pt" fo:font-weight="normal" officeooo:rsid="003b2f47" style:font-size-asian="10pt" style:font-weight-asian="normal" style:font-size-complex="10pt" style:font-weight-complex="normal"/>
    </style:style>
    <style:style style:name="T146" style:family="text">
      <style:text-properties style:font-name="Titillium1" fo:font-size="10pt" fo:font-weight="normal" officeooo:rsid="000f91db" style:font-size-asian="10pt" style:font-weight-asian="normal" style:font-size-complex="10pt" style:font-weight-complex="normal"/>
    </style:style>
    <style:style style:name="T147" style:family="text">
      <style:text-properties style:font-name="Titillium1" fo:font-size="10pt" fo:font-weight="normal" officeooo:rsid="002c71d1" style:font-size-asian="10pt" style:font-weight-asian="normal" style:font-size-complex="10pt" style:font-weight-complex="normal"/>
    </style:style>
    <style:style style:name="T148" style:family="text">
      <style:text-properties style:font-name="Titillium1" fo:font-size="10pt" fo:font-weight="normal" officeooo:rsid="003ca435" style:font-size-asian="10pt" style:font-weight-asian="normal" style:font-size-complex="10pt" style:font-weight-complex="normal"/>
    </style:style>
    <style:style style:name="T149" style:family="text">
      <style:text-properties style:font-name="Titillium1" fo:font-size="10pt" fo:font-style="italic" fo:font-weight="bold" officeooo:rsid="00397409" style:font-size-asian="10pt" style:font-style-asian="italic" style:font-weight-asian="bold" style:font-size-complex="10pt" style:font-style-complex="normal" style:font-weight-complex="normal"/>
    </style:style>
    <style:style style:name="T150" style:family="text">
      <style:text-properties style:font-name="Titillium1" fo:font-size="10pt" fo:language="en" fo:country="none" fo:font-style="normal" fo:font-weight="normal" officeooo:rsid="000f7895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Titillium1" fo:font-size="10pt" fo:language="en" fo:country="none" fo:font-style="normal" fo:font-weight="normal" officeooo:rsid="003b2f47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Titillium1" fo:font-size="10pt" fo:language="en" fo:country="none" fo:font-style="normal" fo:font-weight="normal" officeooo:rsid="003e45a0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Titillium1" fo:font-style="normal" fo:font-weight="normal" officeooo:rsid="000b10e2" style:font-style-asian="normal" style:font-weight-asian="normal" style:font-style-complex="normal" style:font-weight-complex="normal"/>
    </style:style>
    <style:style style:name="T154" style:family="text">
      <style:text-properties style:font-name="Titillium1" fo:font-style="normal" fo:font-weight="normal" officeooo:rsid="001dd65a" style:font-style-asian="normal" style:font-weight-asian="normal" style:font-style-complex="normal" style:font-weight-complex="normal"/>
    </style:style>
    <style:style style:name="T155" style:family="text">
      <style:text-properties style:font-name="Titillium1" fo:font-style="normal" fo:font-weight="normal" officeooo:rsid="000f7895" style:font-style-asian="normal" style:font-weight-asian="normal" style:font-style-complex="normal" style:font-weight-complex="normal"/>
    </style:style>
    <style:style style:name="T156" style:family="text">
      <style:text-properties style:font-name="Titillium1" fo:font-style="normal" fo:font-weight="normal" officeooo:rsid="002c71d1" style:font-style-asian="normal" style:font-weight-asian="normal" style:font-style-complex="normal" style:font-weight-complex="normal"/>
    </style:style>
    <style:style style:name="T157" style:family="text">
      <style:text-properties style:font-name="Titillium1" fo:font-style="normal" fo:font-weight="normal" officeooo:rsid="000d0ab3" style:font-style-asian="normal" style:font-weight-asian="normal" style:font-style-complex="normal" style:font-weight-complex="normal"/>
    </style:style>
    <style:style style:name="T158" style:family="text">
      <style:text-properties style:font-name="Titillium1" fo:font-style="normal" fo:font-weight="normal" officeooo:rsid="00374b06" style:font-style-asian="normal" style:font-weight-asian="normal" style:font-style-complex="normal" style:font-weight-complex="normal"/>
    </style:style>
    <style:style style:name="T159" style:family="text">
      <style:text-properties style:font-name="Titillium1" fo:font-style="normal" fo:font-weight="normal" officeooo:rsid="001ec40f" style:font-style-asian="normal" style:font-weight-asian="normal" style:font-style-complex="normal" style:font-weight-complex="normal"/>
    </style:style>
    <style:style style:name="T160" style:family="text">
      <style:text-properties style:font-name="Titillium1" fo:font-style="normal" fo:font-weight="normal" officeooo:rsid="000f91db" style:font-style-asian="normal" style:font-weight-asian="normal" style:font-style-complex="normal" style:font-weight-complex="normal"/>
    </style:style>
    <style:style style:name="T161" style:family="text">
      <style:text-properties style:font-name="Titillium1" fo:font-style="normal" fo:font-weight="normal" officeooo:rsid="00200d6e" style:font-style-asian="normal" style:font-weight-asian="normal" style:font-style-complex="normal" style:font-weight-complex="normal"/>
    </style:style>
    <style:style style:name="T162" style:family="text">
      <style:text-properties style:font-name="Titillium1" fo:font-style="normal" fo:font-weight="normal" officeooo:rsid="003838c0" style:font-style-asian="normal" style:font-weight-asian="normal" style:font-style-complex="normal" style:font-weight-complex="normal"/>
    </style:style>
    <style:style style:name="T163" style:family="text">
      <style:text-properties style:font-name="Titillium1" fo:font-style="normal" fo:font-weight="normal" officeooo:rsid="0038af9d" style:font-style-asian="normal" style:font-weight-asian="normal" style:font-style-complex="normal" style:font-weight-complex="normal"/>
    </style:style>
    <style:style style:name="T164" style:family="text">
      <style:text-properties style:font-name="Titillium1" fo:font-style="normal" fo:font-weight="normal" officeooo:rsid="003b2f47" style:font-style-asian="normal" style:font-weight-asian="normal" style:font-style-complex="normal" style:font-weight-complex="normal"/>
    </style:style>
    <style:style style:name="T165" style:family="text">
      <style:text-properties style:font-name="Titillium1" fo:font-style="normal" fo:font-weight="normal" officeooo:rsid="003fba6b" style:font-style-asian="normal" style:font-weight-asian="normal" style:font-style-complex="normal" style:font-weight-complex="normal"/>
    </style:style>
    <style:style style:name="T166" style:family="text">
      <style:text-properties style:font-name="Titillium1" fo:font-style="normal" fo:font-weight="normal" officeooo:rsid="000b10e2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Titillium1" fo:font-style="normal" fo:font-weight="normal" officeooo:rsid="000d0ab3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Titillium1" fo:font-style="normal" fo:font-weight="normal" officeooo:rsid="003838c0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Titillium1" fo:font-style="normal" fo:font-weight="normal" officeooo:rsid="0031555b" style:font-style-asian="normal" style:font-weight-asian="normal" style:font-size-complex="10pt" style:font-style-complex="normal" style:font-weight-complex="normal"/>
    </style:style>
    <style:style style:name="T170" style:family="text">
      <style:text-properties style:font-name="Titillium1" fo:font-style="normal" fo:font-weight="normal" officeooo:rsid="003ca435" style:font-style-asian="normal" style:font-weight-asian="normal" style:font-size-complex="10pt" style:font-style-complex="normal" style:font-weight-complex="normal"/>
    </style:style>
    <style:style style:name="T171" style:family="text">
      <style:text-properties style:font-name="Titillium1" officeooo:rsid="001dd65a"/>
    </style:style>
    <style:style style:name="T172" style:family="text">
      <style:text-properties style:font-name="Titillium1" fo:font-weight="normal" style:font-weight-asian="normal" style:font-weight-complex="normal"/>
    </style:style>
    <style:style style:name="T173" style:family="text">
      <style:text-properties style:font-name="Titillium1" fo:font-weight="normal" officeooo:rsid="00200d6e" style:font-weight-asian="normal" style:font-weight-complex="normal"/>
    </style:style>
    <style:style style:name="T174" style:family="text">
      <style:text-properties style:font-name="Titillium1" officeooo:rsid="002c71d1"/>
    </style:style>
    <style:style style:name="T175" style:family="text">
      <style:text-properties style:font-name="Titillium1" style:font-size-complex="10pt"/>
    </style:style>
    <style:style style:name="T176" style:family="text">
      <style:text-properties style:font-name="Titillium1" officeooo:rsid="002c71d1" style:font-size-complex="10pt"/>
    </style:style>
    <style:style style:name="T177" style:family="text">
      <style:text-properties style:font-name="Titillium1" officeooo:rsid="001ec40f" style:font-size-complex="10pt"/>
    </style:style>
    <style:style style:name="T178" style:family="text">
      <style:text-properties style:font-name="Titillium1" officeooo:rsid="0020d9b2" style:font-size-complex="10pt"/>
    </style:style>
    <style:style style:name="T179" style:family="text">
      <style:text-properties style:font-name="Titillium1" officeooo:rsid="002e03c9" style:font-size-complex="10pt"/>
    </style:style>
    <style:style style:name="T180" style:family="text">
      <style:text-properties style:font-name="Titillium1" officeooo:rsid="0038af9d" style:font-size-complex="10pt"/>
    </style:style>
    <style:style style:name="T181" style:family="text">
      <style:text-properties style:font-name="Titillium1" officeooo:rsid="003321e9"/>
    </style:style>
    <style:style style:name="T182" style:family="text">
      <style:text-properties style:font-name="Titillium1" officeooo:rsid="003838c0"/>
    </style:style>
    <style:style style:name="T183" style:family="text">
      <style:text-properties style:font-name="Titillium1" officeooo:rsid="0038af9d"/>
    </style:style>
    <style:style style:name="T184" style:family="text">
      <style:text-properties style:font-name="Titillium1" officeooo:rsid="00397409"/>
    </style:style>
    <style:style style:name="T185" style:family="text">
      <style:text-properties style:font-name="Titillium1" officeooo:rsid="003b2f47"/>
    </style:style>
    <style:style style:name="T186" style:family="text">
      <style:text-properties style:font-name="Titillium1" officeooo:rsid="003ca435"/>
    </style:style>
    <style:style style:name="T187" style:family="text">
      <style:text-properties officeooo:rsid="002c71d1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officeooo:rsid="00374b06"/>
    </style:style>
    <style:style style:name="T190" style:family="text">
      <style:text-properties fo:font-size="10pt" fo:font-style="normal" officeooo:rsid="00397409" style:font-size-asian="10pt" style:font-style-asian="normal" style:font-size-complex="10pt" style:font-style-complex="normal"/>
    </style:style>
    <style:style style:name="T191" style:family="text">
      <style:text-properties fo:font-size="10pt" fo:font-style="normal" officeooo:rsid="003ca435" style:font-size-asian="10pt" style:font-style-asian="normal" style:font-size-complex="10pt" style:font-style-complex="normal"/>
    </style:style>
    <style:style style:name="T192" style:family="text">
      <style:text-properties fo:font-size="10pt" fo:font-style="normal" officeooo:rsid="003e45a0" style:font-size-asian="10pt" style:font-style-asian="normal" style:font-size-complex="10pt" style:font-style-complex="normal"/>
    </style:style>
    <style:style style:name="T193" style:family="text">
      <style:text-properties fo:font-size="10pt" fo:font-style="normal" officeooo:rsid="003b2f47" style:font-size-asian="10pt" style:font-style-asian="normal" style:font-size-complex="10pt" style:font-style-complex="normal"/>
    </style:style>
    <style:style style:name="T194" style:family="text">
      <style:text-properties officeooo:rsid="002c71d1" style:font-size-complex="10pt"/>
    </style:style>
    <style:style style:name="T195" style:family="text">
      <style:text-properties officeooo:rsid="00397409" style:font-size-complex="10pt"/>
    </style:style>
    <style:style style:name="T196" style:family="text">
      <style:text-properties officeooo:rsid="003ca435" style:font-size-complex="10pt"/>
    </style:style>
    <style:style style:name="T197" style:family="text">
      <style:text-properties officeooo:rsid="003ca4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35">Agenda</text:span><text:span text:style-name="T34"> As @ 8/14/2017</text:span><text:line-break/><text:span text:style-name="T85">2-day </text:span><text:span text:style-name="T86">Conference in Los Angeles, CA</text:span><text:span text:style-name="T84"><text:line-break/></text:span><text:span text:style-name="T86">October 19-20 (opt 21), 2017<text:line-break/>Backup date: Nov 9-10 (opt 11), 2017</text:span><text:line-break/></text:p>
      <text:p text:style-name="P21">Day 1: <text:span text:style-name="T189">The Foundation</text:span></text:p>
      <text:p text:style-name="P4"/>
      <text:p text:style-name="P23"><text:span text:style-name="T187">8:3</text:span>0<text:span text:style-name="T187">am</text:span> – <text:span text:style-name="T187">9:00am</text:span><text:tab/>Welcome/<text:span text:style-name="T30">Setup</text:span> </text:p>
      <text:p text:style-name="P5"/>
      <text:p text:style-name="P35"><text:span text:style-name="T187">9:00am – 9:30am<text:tab/></text:span><text:span text:style-name="T36">Session </text:span><text:span text:style-name="T37">1</text:span><text:span text:style-name="T36">: </text:span><text:span text:style-name="T48">Polymer </text:span><text:span text:style-name="T51">First Steps</text:span><text:span text:style-name="T48"> – the basic building blocks</text:span></text:p>
      <text:p text:style-name="P36"><text:span text:style-name="T89"><text:tab/><text:tab/><text:tab/></text:span><text:span text:style-name="T31">– includes Instructor Demo</text:span></text:p>
      <text:p text:style-name="P6"/>
      <text:p text:style-name="P30"><text:span text:style-name="T123">9</text:span><text:span text:style-name="T114">:</text:span><text:span text:style-name="T125">3</text:span><text:span text:style-name="T118">0</text:span><text:span text:style-name="T119">a</text:span><text:span text:style-name="T114">m</text:span><text:span text:style-name="T115"> – </text:span><text:span text:style-name="T137">10</text:span><text:span text:style-name="T114">:</text:span><text:span text:style-name="T137">0</text:span><text:span text:style-name="T124">0</text:span><text:span text:style-name="T119">a</text:span><text:span text:style-name="T114">m</text:span><text:span text:style-name="T10"><text:tab/></text:span><text:span text:style-name="T54">Session </text:span><text:span text:style-name="T58">1 </text:span><text:span text:style-name="T54">Lab (Exercise): </text:span><text:span text:style-name="T61">Hello World – integrating a simple Polymer Component</text:span><text:span text:style-name="T9"><text:line-break/></text:span><text:span text:style-name="T116"><text:tab/><text:tab/><text:tab/>Part 1: </text:span><text:span text:style-name="T117">Setup </text:span><text:span text:style-name="T126">and </text:span><text:span text:style-name="T139">c</text:span><text:span text:style-name="T126">onfigure Polymer </text:span><text:span text:style-name="T139">p</text:span><text:span text:style-name="T126">roject</text:span></text:p>
      <text:p text:style-name="P13"><text:span text:style-name="T153"><text:tab/><text:tab/><text:tab/>Part 2: </text:span><text:span text:style-name="T155"><text:s/></text:span><text:span text:style-name="T158">Wire in a Polymer Component </text:span><text:span text:style-name="T165">and test</text:span><text:span text:style-name="T153"><text:line-break/></text:span></text:p>
      <text:p text:style-name="P18"><text:span text:style-name="T186">10</text:span><text:span text:style-name="T174">:</text:span><text:span text:style-name="T186">0</text:span><text:span text:style-name="T181">0</text:span><text:span text:style-name="T174">a</text:span><text:span text:style-name="T171">m</text:span><text:span text:style-name="T95"> – </text:span><text:span text:style-name="T174">10</text:span><text:span text:style-name="T171">:</text:span><text:span text:style-name="T186">25</text:span><text:span text:style-name="T174">a</text:span><text:span text:style-name="T171">m</text:span><text:span text:style-name="T95"><text:tab/></text:span><text:span text:style-name="T36">Session </text:span><text:span text:style-name="T37">2</text:span><text:span text:style-name="T36">: </text:span><text:span text:style-name="T49">Styling a Polymer Component </text:span></text:p>
      <text:p text:style-name="P42"><text:tab/><text:tab/><text:tab/>How to use SASS, BEM and Preprocessors with Polymer for clean and maintainable CSS</text:p>
      <text:p text:style-name="P10"><text:tab/><text:tab/><text:tab/></text:p>
      <text:p text:style-name="P29"><text:span text:style-name="T119">10</text:span><text:span text:style-name="T114">:</text:span><text:span text:style-name="T137">25</text:span><text:span text:style-name="T119">a</text:span><text:span text:style-name="T114">m</text:span><text:span text:style-name="T115"> – </text:span><text:span text:style-name="T119">10</text:span><text:span text:style-name="T114">:</text:span><text:span text:style-name="T137">45</text:span><text:span text:style-name="T119">a</text:span><text:span text:style-name="T114">m</text:span><text:span text:style-name="T10"><text:tab/></text:span><text:span text:style-name="T54">Session </text:span><text:span text:style-name="T55">2</text:span><text:span text:style-name="T54"> Lab (Exercise): </text:span><text:span text:style-name="T62">Style a Polymer Component</text:span><text:span text:style-name="T9"><text:line-break/></text:span><text:span text:style-name="T116"><text:tab/><text:tab/><text:tab/>Part 1: </text:span><text:span text:style-name="T117">Setup </text:span><text:span text:style-name="T127">SASS</text:span><text:span text:style-name="T117"> preprocessor</text:span></text:p>
      <text:p text:style-name="P29"><text:span text:style-name="T116"><text:tab/><text:tab/><text:tab/>Part </text:span><text:span text:style-name="T123">2</text:span><text:span text:style-name="T116">: </text:span><text:span text:style-name="T127">Apply styles to Polymer Component </text:span><text:span text:style-name="T137">across Shadow DOM </text:span><text:span text:style-name="T139">and test</text:span></text:p>
      <text:p text:style-name="P57"/>
      <text:p text:style-name="P24"><text:span text:style-name="T187">10</text:span>:<text:span text:style-name="T197">45a</text:span>m – <text:span text:style-name="T197">11</text:span>:<text:span text:style-name="T197">00</text:span>am <text:tab/>Break</text:p>
      <text:p text:style-name="P7"/>
      <text:p text:style-name="P15"><text:span text:style-name="T186">11</text:span><text:span text:style-name="T171">:</text:span><text:span text:style-name="T186">00</text:span><text:span text:style-name="T171">am</text:span><text:span text:style-name="T95"> – </text:span><text:span text:style-name="T174">11</text:span><text:span text:style-name="T171">:</text:span><text:span text:style-name="T96">15</text:span><text:span text:style-name="T171">am</text:span><text:span text:style-name="T5"><text:tab/></text:span><text:span text:style-name="T36">Session </text:span><text:span text:style-name="T37">3</text:span><text:span text:style-name="T36">: </text:span><text:span text:style-name="T38">Using Pug for </text:span><text:span text:style-name="T39">reuse and </text:span><text:span text:style-name="T38">clean, and maintainable HTML</text:span></text:p>
      <text:p text:style-name="P20"/>
      <text:p text:style-name="P19"><text:span text:style-name="T176">11</text:span><text:span text:style-name="T177">:</text:span><text:span text:style-name="T178">15</text:span><text:span text:style-name="T177">am</text:span><text:span text:style-name="T175"> – </text:span><text:span text:style-name="T176">11</text:span><text:span text:style-name="T177">:</text:span><text:span text:style-name="T178">45</text:span><text:span text:style-name="T177">am</text:span><text:span text:style-name="T23"><text:tab/></text:span><text:span text:style-name="T91">Session </text:span><text:span text:style-name="T92">3</text:span><text:span text:style-name="T91"> Lab (Exercise): </text:span><text:span text:style-name="T94">Create</text:span><text:span text:style-name="T93"> a Polymer Component </text:span><text:span text:style-name="T94">with Pug</text:span><text:span text:style-name="T19"><text:line-break/></text:span><text:span text:style-name="T166"><text:tab/><text:tab/><text:tab/>Part 1: </text:span><text:span text:style-name="T167">Setup template and fragment preprocessor</text:span></text:p>
      <text:p text:style-name="P19"><text:span text:style-name="T166"><text:tab/><text:tab/><text:tab/>Part </text:span><text:span text:style-name="T169">2</text:span><text:span text:style-name="T166">: </text:span><text:span text:style-name="T167">Create </text:span><text:span text:style-name="T168">a Polymer component </text:span><text:span text:style-name="T170">with</text:span><text:span text:style-name="T168"> Pug and test</text:span><text:span text:style-name="T21"><text:line-break/></text:span></text:p>
      <text:p text:style-name="P9"><text:span text:style-name="T172">11</text:span><text:span text:style-name="T173">:</text:span><text:span text:style-name="T172">45a</text:span><text:span text:style-name="T173">m</text:span><text:span text:style-name="T188"> </text:span><text:s/><text:tab/><text:tab/><text:span text:style-name="T172">Lunch break</text:span></text:p>
      <text:p text:style-name="P26"/>
      <text:p text:style-name="P19"><text:span text:style-name="T176">12</text:span><text:span text:style-name="T178">:</text:span><text:span text:style-name="T176">30</text:span><text:span text:style-name="T178">pm – </text:span><text:span text:style-name="T176">1</text:span><text:span text:style-name="T179">2</text:span><text:span text:style-name="T178">:</text:span><text:span text:style-name="T180">50</text:span><text:span text:style-name="T178">pm</text:span><text:span text:style-name="T23"><text:tab/></text:span><text:span text:style-name="T41">Session </text:span><text:span text:style-name="T42">4</text:span><text:span text:style-name="T41">: </text:span><text:span text:style-name="T43">Standard Web Components, the foundation for Polymer – APIs and Use</text:span></text:p>
      <text:p text:style-name="P14"><text:span text:style-name="T90"><text:tab/><text:tab/><text:tab/></text:span><text:span text:style-name="T154">– includes Instructor Demo</text:span></text:p>
      <text:p text:style-name="P45"/>
      <text:p text:style-name="P15"><text:span text:style-name="T162">12</text:span><text:span text:style-name="T159">:</text:span><text:span text:style-name="T163">50</text:span><text:span text:style-name="T162">p</text:span><text:span text:style-name="T159">m</text:span><text:span text:style-name="T154"> – </text:span><text:span text:style-name="T162">1</text:span><text:span text:style-name="T159">:</text:span><text:span text:style-name="T162">15p</text:span><text:span text:style-name="T159">m</text:span><text:span text:style-name="T20"><text:tab/></text:span><text:span text:style-name="T87">Session </text:span><text:span text:style-name="T88">4</text:span><text:span text:style-name="T87"> Lab (Exercise): </text:span><text:span text:style-name="T88">Creating a Standard Web Component</text:span><text:span text:style-name="T22"><text:line-break/></text:span><text:span text:style-name="T153"><text:tab/><text:tab/><text:tab/></text:span><text:span text:style-name="T160">Part </text:span><text:span text:style-name="T161">1</text:span><text:span text:style-name="T160">: </text:span><text:span text:style-name="T162">Implement a </text:span><text:span text:style-name="T165">List</text:span><text:span text:style-name="T162"> module</text:span><text:span text:style-name="T157"><text:line-break/><text:tab/><text:tab/><text:tab/></text:span><text:span text:style-name="T160">Part </text:span><text:span text:style-name="T161">2</text:span><text:span text:style-name="T160">: </text:span><text:span text:style-name="T162">Convert the </text:span><text:span text:style-name="T165">List</text:span><text:span text:style-name="T162"> module into a Standard Web Component and test</text:span></text:p>
      <text:p text:style-name="P65"/>
      <text:p text:style-name="P15"><text:span text:style-name="T174">1</text:span><text:span text:style-name="T96">:</text:span><text:span text:style-name="T182">15</text:span><text:span text:style-name="T96">pm – </text:span><text:span text:style-name="T174">1</text:span><text:span text:style-name="T96">:</text:span><text:span text:style-name="T183">45</text:span><text:span text:style-name="T96">pm</text:span><text:span text:style-name="T5"><text:tab/></text:span><text:span text:style-name="T36">Session </text:span><text:span text:style-name="T39">5</text:span><text:span text:style-name="T36">: </text:span><text:span text:style-name="T40">Anatomy of a Polymer Component (Versions 1 and 2)</text:span></text:p>
      <text:p text:style-name="P33"><text:span text:style-name="T76"><text:tab/><text:tab/><text:tab/></text:span><text:span text:style-name="T115">– includes Instructor Demo</text:span></text:p>
      <text:p text:style-name="P46"/>
      <text:p text:style-name="P33"><text:span text:style-name="T103"><text:s/></text:span><text:span text:style-name="T104">1:45</text:span><text:span text:style-name="T127">p</text:span><text:span text:style-name="T114">m</text:span><text:span text:style-name="T115"> – </text:span><text:span text:style-name="T131">2</text:span><text:span text:style-name="T114">:</text:span><text:span text:style-name="T131">30</text:span><text:span text:style-name="T127">p</text:span><text:span text:style-name="T114">m</text:span><text:span text:style-name="T12"><text:tab/></text:span><text:span text:style-name="T54">Session </text:span><text:span text:style-name="T62">5</text:span><text:span text:style-name="T54"> Lab (Exercise): </text:span><text:span text:style-name="T62">Creating a </text:span><text:span text:style-name="T71">Dashboard</text:span><text:span text:style-name="T62"> Component </text:span><text:span text:style-name="T71">in Polymer</text:span><text:span text:style-name="T15"><text:line-break/></text:span><text:span text:style-name="T116"><text:tab/><text:tab/><text:tab/></text:span><text:span text:style-name="T128">Part </text:span><text:span text:style-name="T129">1</text:span><text:span text:style-name="T128">: </text:span><text:span text:style-name="T127">Implement a </text:span><text:span text:style-name="T137">Dashboard </text:span><text:span text:style-name="T127">KPI module</text:span><text:span text:style-name="T117"><text:line-break/><text:tab/><text:tab/><text:tab/></text:span><text:span text:style-name="T128">Part </text:span><text:span text:style-name="T129">2</text:span><text:span text:style-name="T128">: </text:span><text:span text:style-name="T127">Convert the module </text:span><text:span text:style-name="T140">to</text:span><text:span text:style-name="T127"> a Polymer Component and test</text:span></text:p>
      <text:p text:style-name="P47"/>
      <text:p text:style-name="P33"><text:span text:style-name="T137">2</text:span><text:span text:style-name="T132">:</text:span><text:span text:style-name="T137">3</text:span><text:span text:style-name="T132">0</text:span><text:span text:style-name="T119">p</text:span><text:span text:style-name="T132">m</text:span><text:span text:style-name="T121"> – </text:span><text:span text:style-name="T137">2</text:span><text:span text:style-name="T132">:</text:span><text:span text:style-name="T137">45</text:span><text:span text:style-name="T119">p</text:span><text:span text:style-name="T132">m</text:span><text:span text:style-name="T16"><text:tab/></text:span><text:span text:style-name="T131">Break</text:span><text:span text:style-name="T60"><text:line-break/></text:span></text:p>
      <text:p text:style-name="P33"><text:span text:style-name="T144">2</text:span><text:span text:style-name="T141">:</text:span><text:span text:style-name="T148">45</text:span><text:span text:style-name="T143">p</text:span><text:span text:style-name="T142">m</text:span><text:span text:style-name="T98"> – </text:span><text:span text:style-name="T104">3:</text:span><text:span text:style-name="T112">15</text:span><text:span text:style-name="T102">pm</text:span><text:span text:style-name="T6"><text:tab/></text:span><text:span text:style-name="T59">Session </text:span><text:span text:style-name="T56">6</text:span><text:span text:style-name="T59">: </text:span><text:span text:style-name="T63">AppShell, Turbo and Caching for Performance</text:span></text:p>
      <text:p text:style-name="P59"/>
      <text:p text:style-name="P33"><text:span text:style-name="T131">3</text:span><text:span text:style-name="T121">:</text:span><text:span text:style-name="T120">15p</text:span><text:span text:style-name="T118">m</text:span><text:span text:style-name="T121"> – </text:span><text:span text:style-name="T131">4</text:span><text:span text:style-name="T120">:00p</text:span><text:span text:style-name="T121">m</text:span><text:span text:style-name="T9"><text:tab/></text:span><text:span text:style-name="T54">Session </text:span><text:span text:style-name="T63">6</text:span><text:span text:style-name="T54"> Lab (Exercise): </text:span><text:span text:style-name="T63">Add a </text:span><text:span text:style-name="T69">Polymer </text:span><text:span text:style-name="T63">View Module using AppShell</text:span><text:span text:style-name="T9"><text:line-break/><text:tab/><text:tab/></text:span><text:span text:style-name="T115"><text:tab/>Part 1: </text:span><text:span text:style-name="T131">Create View module and setup routing</text:span><text:span text:style-name="T115"><text:line-break/><text:tab/><text:tab/><text:tab/>Part 2: </text:span><text:span text:style-name="T131">Wire View module and test</text:span></text:p>
      <text:p text:style-name="P48"/>
      <text:p text:style-name="P33"><text:span text:style-name="T104">4:00</text:span><text:span text:style-name="T105">p</text:span><text:span text:style-name="T109">m</text:span><text:span text:style-name="T121"> – </text:span><text:span text:style-name="T119">4</text:span><text:span text:style-name="T146">:</text:span><text:span text:style-name="T144">3</text:span><text:span text:style-name="T147">0p</text:span><text:span text:style-name="T141">m</text:span><text:span text:style-name="T8"><text:tab/></text:span><text:span text:style-name="T79">Session </text:span><text:span text:style-name="T83">7</text:span><text:span text:style-name="T79">: </text:span><text:span text:style-name="T83">Loading and packaging Polymer Components<text:line-break/><text:tab/><text:tab/><text:tab/></text:span><text:span text:style-name="T115">– i</text:span><text:span text:style-name="T118">ncludes </text:span><text:span text:style-name="T131">loading/</text:span><text:span text:style-name="T132">l</text:span><text:span text:style-name="T121">ate-loading </text:span><text:span text:style-name="T132">for performance</text:span></text:p>
      <text:p text:style-name="P49"/>
      <text:p text:style-name="P33"><text:span text:style-name="T105">4</text:span><text:span text:style-name="T110">:</text:span><text:span text:style-name="T104">3</text:span><text:span text:style-name="T105">0p</text:span><text:span text:style-name="T100">m</text:span><text:span text:style-name="T121"> – </text:span><text:span text:style-name="T131">5</text:span><text:span text:style-name="T110">:</text:span><text:span text:style-name="T104">00</text:span><text:span text:style-name="T109">p</text:span><text:span text:style-name="T100">m</text:span><text:span text:style-name="T6"><text:tab/></text:span><text:span text:style-name="T52">Session </text:span><text:span text:style-name="T77">7</text:span><text:span text:style-name="T78"> </text:span><text:span text:style-name="T52">Lab (Exercise): </text:span><text:span text:style-name="T77">Go-live: Deploy to Cloud and use a CDN</text:span></text:p>
      <text:p text:style-name="P34"><text:span text:style-name="T9"><text:tab/><text:tab/></text:span><text:span text:style-name="T115"><text:tab/>Part 1: </text:span><text:span text:style-name="T140">Deploy to Cloud</text:span><text:span text:style-name="T115"><text:line-break/><text:tab/><text:tab/><text:tab/>Part 2: </text:span><text:span text:style-name="T140">Connect to CDN</text:span></text:p>
      <text:p text:style-name="P62"/>
      <text:p text:style-name="P33"><text:span text:style-name="T25">5</text:span><text:span text:style-name="T26">:</text:span><text:span text:style-name="T25">0</text:span><text:span text:style-name="T26">0pm<text:tab/><text:tab/></text:span><text:span text:style-name="T24"><text:tab/></text:span><text:span text:style-name="T27">Day 1 </text:span><text:span text:style-name="T28">End – </text:span><text:span text:style-name="T29">for Day 2 see next page</text:span></text:p>
      <text:p text:style-name="P64"/>
      <text:p text:style-name="P22"/>
      <text:p text:style-name="P40">Day <text:span text:style-name="T189">2</text:span>: <text:span text:style-name="T189">The Bricks and Mortar</text:span></text:p>
      <text:p text:style-name="P22"/>
      <text:p text:style-name="P38"><text:span text:style-name="T194">9:00am – 9:</text:span><text:span text:style-name="T195">15</text:span><text:span text:style-name="T194">am<text:tab/></text:span><text:span text:style-name="T195">Review/</text:span><text:span text:style-name="T196">Q&amp;A</text:span></text:p>
      <text:p text:style-name="P12"/>
      <text:p text:style-name="P37"><text:span text:style-name="T194">9:</text:span><text:span text:style-name="T195">15</text:span><text:span text:style-name="T194">am – 9:3</text:span><text:span text:style-name="T195">5</text:span><text:span text:style-name="T194">am<text:tab/></text:span><text:span text:style-name="T41">Session </text:span><text:span text:style-name="T44">8</text:span><text:span text:style-name="T41">: </text:span><text:span text:style-name="T45">Creating </text:span><text:span text:style-name="T46">l</text:span><text:span text:style-name="T47">oosely coupled </text:span><text:span text:style-name="T44">C</text:span><text:span text:style-name="T47">omponent </text:span><text:span text:style-name="T44">C</text:span><text:span text:style-name="T47">ommunication</text:span></text:p>
      <text:p text:style-name="P39"><text:span text:style-name="T32"><text:tab/><text:tab/><text:tab/></text:span><text:span text:style-name="T33">Using Streams and Functional Reactive Programming (FRP)</text:span></text:p>
      <text:p text:style-name="P8"/>
      <text:p text:style-name="P31"><text:span text:style-name="T123">9</text:span><text:span text:style-name="T114">:</text:span><text:span text:style-name="T125">3</text:span><text:span text:style-name="T133">5</text:span><text:span text:style-name="T119">a</text:span><text:span text:style-name="T114">m</text:span><text:span text:style-name="T115"> – </text:span><text:span text:style-name="T133">10</text:span><text:span text:style-name="T114">:</text:span><text:span text:style-name="T133">1</text:span><text:span text:style-name="T135">5</text:span><text:span text:style-name="T119">a</text:span><text:span text:style-name="T114">m</text:span><text:span text:style-name="T10"><text:tab/></text:span><text:span text:style-name="T54">Session </text:span><text:span text:style-name="T64">8</text:span><text:span text:style-name="T58"> </text:span><text:span text:style-name="T54">Lab (Exercise): </text:span><text:span text:style-name="T64"><text:s/></text:span><text:span text:style-name="T65">Applying</text:span><text:span text:style-name="T57"> inter-component communication</text:span><text:span text:style-name="T9"><text:line-break/><text:tab/><text:tab/></text:span><text:span text:style-name="T13"><text:tab/></text:span><text:span text:style-name="T133">Part 1: Create </text:span><text:span text:style-name="T128">a</text:span><text:span text:style-name="T132">n emitter</text:span><text:span text:style-name="T149"><text:line-break/><text:tab/><text:tab/><text:tab/></text:span><text:span text:style-name="T133">Part </text:span><text:span text:style-name="T134">2</text:span><text:span text:style-name="T133">: Create </text:span><text:span text:style-name="T132">a consumer </text:span><text:span text:style-name="T134">and </text:span><text:span text:style-name="T130">test </text:span><text:span text:style-name="T134">connect</text:span><text:span text:style-name="T130">ion</text:span></text:p>
      <text:p text:style-name="P50"/>
      <text:p text:style-name="P17"><text:span text:style-name="T156">10</text:span><text:span text:style-name="T159">:</text:span><text:span text:style-name="T164">15</text:span><text:span text:style-name="T156">a</text:span><text:span text:style-name="T159">m – </text:span><text:span text:style-name="T156">10</text:span><text:span text:style-name="T159">:</text:span><text:span text:style-name="T164">30</text:span><text:span text:style-name="T159">am <text:tab/>Break</text:span></text:p>
      <text:p text:style-name="P54"/>
      <text:p text:style-name="P16"><text:span text:style-name="T184">10</text:span><text:span text:style-name="T174">:</text:span><text:span text:style-name="T185">30</text:span><text:span text:style-name="T174">a</text:span><text:span text:style-name="T171">m</text:span><text:span text:style-name="T95"> – </text:span><text:span text:style-name="T185">11</text:span><text:span text:style-name="T171">:</text:span><text:span text:style-name="T185">00</text:span><text:span text:style-name="T174">a</text:span><text:span text:style-name="T171">m</text:span><text:span text:style-name="T95"><text:tab/></text:span><text:span text:style-name="T36">Session </text:span><text:span text:style-name="T50">9</text:span><text:span text:style-name="T36">: </text:span><text:span text:style-name="T50">Polymer Databinding, Part 1 </text:span></text:p>
      <text:p text:style-name="P43"><text:tab/><text:tab/><text:tab/>Getting data from an API to a Polymer Component</text:p>
      <text:p text:style-name="P11"><text:tab/><text:tab/><text:tab/></text:p>
      <text:p text:style-name="P31"><text:span text:style-name="T135">11</text:span><text:span text:style-name="T114">:</text:span><text:span text:style-name="T135">00</text:span><text:span text:style-name="T119">a</text:span><text:span text:style-name="T114">m</text:span><text:span text:style-name="T115"> – </text:span><text:span text:style-name="T133">11</text:span><text:span text:style-name="T114">:</text:span><text:span text:style-name="T135">45</text:span><text:span text:style-name="T119">a</text:span><text:span text:style-name="T114">m</text:span><text:span text:style-name="T10"><text:tab/></text:span><text:span text:style-name="T54">Session </text:span><text:span text:style-name="T64">9</text:span><text:span text:style-name="T54"> Lab (Exercise): </text:span><text:span text:style-name="T64">UI Reading from an API</text:span><text:span text:style-name="T9"><text:line-break/></text:span><text:span text:style-name="T116"><text:tab/><text:tab/><text:tab/>Part 1: </text:span><text:span text:style-name="T138">Create a Polymer List Component</text:span></text:p>
      <text:p text:style-name="P31"><text:span text:style-name="T116"><text:tab/><text:tab/><text:tab/>Part </text:span><text:span text:style-name="T123">2</text:span><text:span text:style-name="T116">: </text:span><text:span text:style-name="T138">Wire the </text:span><text:span text:style-name="T140">List </text:span><text:span text:style-name="T138">Component to a</text:span><text:span text:style-name="T140">n</text:span><text:span text:style-name="T138"> API and test</text:span></text:p>
      <text:p text:style-name="P32"><text:span text:style-name="T11"><text:line-break/></text:span><text:span text:style-name="T135">11</text:span><text:span text:style-name="T129">:</text:span><text:span text:style-name="T135">4</text:span><text:span text:style-name="T136">5</text:span><text:span text:style-name="T135">a</text:span><text:span text:style-name="T129">m</text:span><text:span text:style-name="T14"> </text:span><text:span text:style-name="T17"><text:s/><text:tab/><text:tab/></text:span><text:span text:style-name="T119">Lunch break</text:span></text:p>
      <text:p text:style-name="P58"/>
      <text:p text:style-name="P32"><text:span text:style-name="T135">12</text:span><text:span text:style-name="T119">:</text:span><text:span text:style-name="T133">30</text:span><text:span text:style-name="T136">p</text:span><text:span text:style-name="T115">m</text:span><text:span text:style-name="T116"> – </text:span><text:span text:style-name="T135">1</text:span><text:span text:style-name="T115">:</text:span><text:span text:style-name="T133">00p</text:span><text:span text:style-name="T115">m</text:span><text:span text:style-name="T116"><text:tab/></text:span><text:span text:style-name="T73">Session </text:span><text:span text:style-name="T74">10</text:span><text:span text:style-name="T73">: </text:span><text:span text:style-name="T74">Polymer Databinding, Part 2 </text:span></text:p>
      <text:p text:style-name="P27"><text:span text:style-name="T190"><text:tab/><text:tab/><text:tab/>Writing data from a </text:span><text:span text:style-name="T191">Polymer </text:span><text:span text:style-name="T190">Component to an API</text:span></text:p>
      <text:p text:style-name="P25"/>
      <text:p text:style-name="P31"><text:span text:style-name="T108">1</text:span><text:span text:style-name="T106">:</text:span><text:span text:style-name="T108">00</text:span><text:span text:style-name="T106">pm – </text:span><text:span text:style-name="T107">1</text:span><text:span text:style-name="T106">:</text:span><text:span text:style-name="T107">3</text:span><text:span text:style-name="T105">0</text:span><text:span text:style-name="T106">pm</text:span><text:span text:style-name="T6"><text:tab/></text:span><text:span text:style-name="T79">Session </text:span><text:span text:style-name="T80">10 Lab (Exercise)</text:span><text:span text:style-name="T79">: </text:span><text:span text:style-name="T80">UI Writing to an API</text:span></text:p>
      <text:p text:style-name="P31"><text:span text:style-name="T116"><text:tab/><text:tab/><text:tab/>Part 1: </text:span><text:span text:style-name="T138">Create a Form Component to insert data</text:span></text:p>
      <text:p text:style-name="P32"><text:span text:style-name="T116"><text:tab/><text:tab/><text:tab/>Part </text:span><text:span text:style-name="T123">2</text:span><text:span text:style-name="T116">: </text:span><text:span text:style-name="T138">Wire the </text:span><text:span text:style-name="T140">Form </text:span><text:span text:style-name="T138">Component to a Write API and test</text:span></text:p>
      <text:p text:style-name="P51"/>
      <text:p text:style-name="P32"><text:span text:style-name="T102">1</text:span><text:span text:style-name="T141">:</text:span><text:span text:style-name="T145">3</text:span><text:span text:style-name="T141">0</text:span><text:span text:style-name="T143">p</text:span><text:span text:style-name="T142">m</text:span><text:span text:style-name="T98"> – </text:span><text:span text:style-name="T102">1</text:span><text:span text:style-name="T99">:</text:span><text:span text:style-name="T111">5</text:span><text:span text:style-name="T112">5</text:span><text:span text:style-name="T102">pm</text:span><text:span text:style-name="T6"><text:tab/></text:span><text:span text:style-name="T59">Session </text:span><text:span text:style-name="T66">11</text:span><text:span text:style-name="T59">: </text:span><text:span text:style-name="T66">Using </text:span><text:span text:style-name="T60">Log-in Security and Tokens </text:span><text:span text:style-name="T66">with Polymer</text:span><text:span text:style-name="T60"><text:line-break/><text:tab/><text:tab/></text:span><text:span text:style-name="T72"><text:tab/></text:span><text:span text:style-name="T115">– i</text:span><text:span text:style-name="T121">ncludes </text:span><text:span text:style-name="T122">I</text:span><text:span text:style-name="T121">nstructor </text:span><text:span text:style-name="T118">D</text:span><text:span text:style-name="T121">emo</text:span></text:p>
      <text:p text:style-name="P32"><text:span text:style-name="T18"><text:line-break/></text:span><text:span text:style-name="T102">1</text:span><text:span text:style-name="T98">:</text:span><text:span text:style-name="T111">5</text:span><text:span text:style-name="T102">5p</text:span><text:span text:style-name="T101">m</text:span><text:span text:style-name="T98"> –</text:span><text:span text:style-name="T97"> </text:span><text:span text:style-name="T102">2</text:span><text:span text:style-name="T99">:</text:span><text:span text:style-name="T113">30</text:span><text:span text:style-name="T102">p</text:span><text:span text:style-name="T98">m</text:span><text:span text:style-name="T6"><text:tab/></text:span><text:span text:style-name="T53">Session </text:span><text:span text:style-name="T66">12</text:span><text:span text:style-name="T53">: </text:span><text:span text:style-name="T66">SEO and Server-side Rendering (SSR) of </text:span><text:span text:style-name="T68">Polymer</text:span><text:span text:style-name="T66"> Components</text:span></text:p>
      <text:p text:style-name="P28"><text:span text:style-name="T193"><text:tab/><text:tab/><text:tab/>– </text:span><text:span text:style-name="T192">includes serverside Standard Web Components</text:span></text:p>
      <text:p text:style-name="P60"/>
      <text:p text:style-name="P32"><text:span text:style-name="T135">2</text:span><text:span text:style-name="T121">:</text:span><text:span text:style-name="T138">30</text:span><text:span text:style-name="T120">p</text:span><text:span text:style-name="T118">m</text:span><text:span text:style-name="T121"> – </text:span><text:span text:style-name="T120">3:00p</text:span><text:span text:style-name="T121">m</text:span><text:span text:style-name="T9"><text:tab/></text:span><text:span text:style-name="T54">Session </text:span><text:span text:style-name="T66">12</text:span><text:span text:style-name="T54"> Lab (Exercise): <text:s/></text:span><text:span text:style-name="T66">Creating a SSR Module</text:span></text:p>
      <text:p text:style-name="P32"><text:span text:style-name="T66"><text:tab/><text:tab/></text:span><text:span text:style-name="T135"><text:tab/>Part 1: </text:span><text:span text:style-name="T138">Configure Node.js for SSR</text:span></text:p>
      <text:p text:style-name="P32"><text:span text:style-name="T135"><text:tab/><text:tab/><text:tab/>Part 2: </text:span><text:span text:style-name="T138">Create SSR Component and test</text:span></text:p>
      <text:p text:style-name="P52"/>
      <text:p text:style-name="P32"><text:span text:style-name="T105">3</text:span><text:span text:style-name="T100">:</text:span><text:span text:style-name="T105">0</text:span><text:span text:style-name="T100">0</text:span><text:span text:style-name="T105">p</text:span><text:span text:style-name="T100">m</text:span><text:span text:style-name="T121"> – </text:span><text:span text:style-name="T119">3</text:span><text:span text:style-name="T100">:</text:span><text:span text:style-name="T105">1</text:span><text:span text:style-name="T100">5</text:span><text:span text:style-name="T105">p</text:span><text:span text:style-name="T100">m</text:span><text:span text:style-name="T7"><text:tab/></text:span><text:span text:style-name="T97">Break</text:span></text:p>
      <text:p text:style-name="P66"/>
      <text:p text:style-name="P55"/>
      <text:p text:style-name="P32"><text:span text:style-name="T108">3</text:span><text:span text:style-name="T98">:</text:span><text:span text:style-name="T108">15</text:span><text:span text:style-name="T102">p</text:span><text:span text:style-name="T101">m</text:span><text:span text:style-name="T98"> –</text:span><text:span text:style-name="T97"> </text:span><text:span text:style-name="T108">4</text:span><text:span text:style-name="T99">:</text:span><text:span text:style-name="T108">00</text:span><text:span text:style-name="T102">p</text:span><text:span text:style-name="T98">m</text:span><text:span text:style-name="T6"><text:tab/></text:span><text:span text:style-name="T53">Session </text:span><text:span text:style-name="T66">13</text:span><text:span text:style-name="T53">: <text:s/></text:span><text:span text:style-name="T70">Using </text:span><text:span text:style-name="T66">Accelerated Mobile Pages (</text:span><text:span text:style-name="T67">AMP</text:span><text:span text:style-name="T66">)</text:span><text:span text:style-name="T67"> </text:span><text:span text:style-name="T70">with Polymer SSR</text:span></text:p>
      <text:p text:style-name="P53"><text:tab/><text:tab/><text:tab/>– includes content reuse and Universal/Polymorphic Components</text:p>
      <text:p text:style-name="P61"/>
      <text:p text:style-name="P32"><text:span text:style-name="T135">4</text:span><text:span text:style-name="T121">:</text:span><text:span text:style-name="T135">00</text:span><text:span text:style-name="T120">p</text:span><text:span text:style-name="T118">m</text:span><text:span text:style-name="T121"> – </text:span><text:span text:style-name="T135">4</text:span><text:span text:style-name="T120">:</text:span><text:span text:style-name="T135">3</text:span><text:span text:style-name="T120">0p</text:span><text:span text:style-name="T121">m</text:span><text:span text:style-name="T9"><text:tab/></text:span><text:span text:style-name="T54">Session </text:span><text:span text:style-name="T66">13</text:span><text:span text:style-name="T54"> Lab (Exercise): </text:span><text:span text:style-name="T9"><text:line-break/><text:tab/><text:tab/></text:span><text:span text:style-name="T115"><text:tab/>Part 1: </text:span><text:span text:style-name="T150">Adding an </text:span><text:span text:style-name="T152">AMP</text:span><text:span text:style-name="T150"> version</text:span><text:span text:style-name="T115"><text:line-break/><text:tab/><text:tab/><text:tab/>Part 2: </text:span><text:span text:style-name="T151">Test</text:span></text:p>
      <text:p text:style-name="P56"/>
      <text:p text:style-name="P32"><text:span text:style-name="T108">4</text:span><text:span text:style-name="T109">:</text:span><text:span text:style-name="T108">30</text:span><text:span text:style-name="T105">p</text:span><text:span text:style-name="T109">m</text:span><text:span text:style-name="T121"> – </text:span><text:span text:style-name="T119">4</text:span><text:span text:style-name="T146">:</text:span><text:span text:style-name="T145">45</text:span><text:span text:style-name="T147">p</text:span><text:span text:style-name="T141">m</text:span><text:span text:style-name="T8"><text:tab/></text:span><text:span text:style-name="T79">Session </text:span><text:span text:style-name="T81">14</text:span><text:span text:style-name="T79">: </text:span><text:span text:style-name="T81">Polymer Mobile Apps with Phonegap/Cordova</text:span></text:p>
      <text:p text:style-name="P32"><text:span text:style-name="T75"><text:tab/><text:tab/><text:tab/></text:span><text:span text:style-name="T115">– i</text:span><text:span text:style-name="T142">ncludes </text:span><text:span text:style-name="T145">Instructor Demo</text:span></text:p>
      <text:p text:style-name="P44"/>
      <text:p text:style-name="P32"><text:span text:style-name="T105">4</text:span><text:span text:style-name="T110">:</text:span><text:span text:style-name="T105">45</text:span><text:span text:style-name="T109">pm</text:span><text:span text:style-name="T121"> – </text:span><text:span text:style-name="T119">5</text:span><text:span text:style-name="T109">:</text:span><text:span text:style-name="T105">0</text:span><text:span text:style-name="T109">0pm</text:span><text:span text:style-name="T6"> <text:tab/></text:span><text:span text:style-name="T82">Summary/Review</text:span></text:p>
      <text:p text:style-name="P63"/>
      <text:p text:style-name="P32"><text:span text:style-name="T25">5</text:span><text:span text:style-name="T26">:</text:span><text:span text:style-name="T25">0</text:span><text:span text:style-name="T26">0pm<text:tab/><text:tab/></text:span><text:span text:style-name="T24"><text:tab/></text:span><text:span text:style-name="T27">Workshop </text:span><text:span text:style-name="T28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tillium1" svg:font-family="Titillium" style:font-family-generic="modern" style:font-pitch="variable"/>
    <style:font-face style:name="Titillium" svg:font-family="Titillium" style:font-adornments="Regular" style:font-family-generic="modern" style:font-pitch="variable"/>
    <style:font-face style:name="Titillium Bd" svg:font-family="'Titillium Bd'" style:font-family-generic="modern" style:font-pitch="variable"/>
    <style:font-face style:name="Titillium Up" svg:font-family="'Titillium Up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693in" fo:margin-bottom="0.0693in" loext:contextual-spacing="false" fo:orphans="2" fo:widows="2" style:writing-mode="lr-tb"/>
      <style:text-properties style:use-window-font-color="true" style:font-name="Titillium" fo:font-family="Titillium" style:font-style-name="Regular" style:font-family-generic="modern" style:font-pitch="variable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in" loext:contextual-spacing="false"/>
      <style:text-properties style:font-name="Arial Black" fo:font-family="'Arial Black'" style:font-family-generic="swiss" style:font-pitch="variable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in" loext:contextual-spacing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in" fo:margin-bottom="0.1665in" loext:contextual-spacing="false" fo:text-align="center" style:justify-single-word="false"/>
      <style:text-properties style:font-name="Arial Black" fo:font-family="'Arial Black'" style:font-family-generic="swiss" style:font-pitch="variable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Text_3a_1" style:display-name="Default Text:1" style:family="paragraph" style:parent-style-name="Standard">
      <style:paragraph-properties fo:margin-top="0in" fo:margin-bottom="0in" loext:contextual-spacing="false"/>
    </style:style>
    <style:style style:name="Outline_20__28_Not_20_Indented_29_" style:display-name="Outline (Not Indented)" style:family="paragraph" style:parent-style-name="Standard" style:list-style-name="WW8StyleNum">
      <style:paragraph-properties fo:margin-left="0.25in" fo:margin-right="0in" fo:margin-top="0in" fo:margin-bottom="0in" loext:contextual-spacing="false" fo:text-indent="-0.25in" style:auto-text-indent="false"/>
    </style:style>
    <style:style style:name="Outline_20__28_Indented_29_" style:display-name="Outline (Indented)" style:family="paragraph" style:parent-style-name="Standard" style:list-style-name="WW8StyleNum1">
      <style:paragraph-properties fo:margin-left="0.25in" fo:margin-right="0in" fo:margin-top="0in" fo:margin-bottom="0in" loext:contextual-spacing="false" fo:text-indent="-0.25in" style:auto-text-indent="false"/>
    </style:style>
    <style:style style:name="Table_20_Text" style:display-name="Table Text" style:family="paragraph" style:parent-style-name="Standard">
      <style:paragraph-properties fo:margin-top="0in" fo:margin-bottom="0in" loext:contextual-spacing="false">
        <style:tab-stops>
          <style:tab-stop style:position="0in" style:type="char" style:char=","/>
        </style:tab-stops>
      </style:paragraph-properties>
    </style:style>
    <style:style style:name="Number_20_List" style:display-name="Number List" style:family="paragraph" style:parent-style-name="Standard" style:list-style-name="WW8StyleNum2">
      <style:paragraph-properties fo:margin-left="0.25in" fo:margin-right="0in" fo:margin-top="0in" fo:margin-bottom="0in" loext:contextual-spacing="false" fo:text-indent="-0.25in" style:auto-text-indent="false"/>
    </style:style>
    <style:style style:name="First_20_line_20_indent" style:display-name="First line indent" style:family="paragraph" style:parent-style-name="Standard" style:class="text">
      <style:paragraph-properties fo:margin-left="0in" fo:margin-right="0in" fo:margin-top="0in" fo:margin-bottom="0in" loext:contextual-spacing="false" fo:text-indent="0.5in" style:auto-text-indent="false"/>
    </style:style>
    <style:style style:name="Bullet_20_2" style:display-name="Bullet 2" style:family="paragraph" style:parent-style-name="Standard" style:list-style-name="WW8StyleNum3">
      <style:paragraph-properties fo:margin-left="0.25in" fo:margin-right="0in" fo:margin-top="0in" fo:margin-bottom="0in" loext:contextual-spacing="false" fo:text-indent="-0.25in" style:auto-text-indent="false"/>
    </style:style>
    <style:style style:name="Bullet_20_1" style:display-name="Bullet 1" style:family="paragraph" style:parent-style-name="Standard" style:list-style-name="WW8StyleNum4">
      <style:paragraph-properties fo:margin-left="0.25in" fo:margin-right="0in" fo:margin-top="0in" fo:margin-bottom="0in" loext:contextual-spacing="false" fo:text-indent="-0.25in" style:auto-text-indent="false"/>
    </style:style>
    <style:style style:name="Body_20_Single" style:display-name="Body Single" style:family="paragraph" style:parent-style-name="Standard">
      <style:paragraph-properties fo:margin-top="0in" fo:margin-bottom="0in" loext:contextual-spacing="false"/>
    </style:style>
    <style:style style:name="Default_20_Text" style:display-name="Default Text" style:family="paragraph" style:parent-style-name="Standard">
      <style:paragraph-properties fo:margin-top="0in" fo:margin-bottom="0in" loext:contextual-spacing="fals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4">
      <text:list-level-style-number text:level="1" style:num-prefix="Ÿ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Default_20_Text_3a_1">
      <style:paragraph-properties fo:text-align="center" style:justify-single-word="false" fo:keep-together="auto"/>
      <style:text-properties style:font-name="Titillium Up" fo:font-size="9pt" style:font-size-asian="9pt" style:font-size-complex="9pt"/>
    </style:style>
    <style:style style:name="MP2" style:family="paragraph" style:parent-style-name="Default_20_Text_3a_1">
      <style:paragraph-properties fo:text-align="center" style:justify-single-word="false"/>
      <style:text-properties style:font-name="Titillium Up" fo:font-size="9pt" style:font-size-asian="9pt" style:font-size-complex="9pt"/>
    </style:style>
    <style:style style:name="MP3" style:family="paragraph" style:parent-style-name="Default_20_Text_3a_1">
      <style:paragraph-properties fo:text-align="center" style:justify-single-word="false"/>
      <style:text-properties style:font-name="Verdana" fo:font-size="8pt" style:font-size-asian="8pt"/>
    </style:style>
    <style:style style:name="MT1" style:family="text">
      <style:text-properties officeooo:rsid="00043014"/>
    </style:style>
    <style:style style:name="MT2" style:family="text">
      <style:text-properties officeooo:rsid="0006c863"/>
    </style:style>
    <style:style style:name="MT3" style:family="text">
      <style:text-properties officeooo:rsid="00200d6e"/>
    </style:style>
    <style:style style:name="MT4" style:family="text">
      <style:text-properties officeooo:rsid="002863ae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5in" fo:margin-bottom="0.2917in" fo:margin-left="0.9217in" fo:margin-right="0.5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89in" fo:margin-left="0in" fo:margin-right="0in" fo:margin-bottom="1.35in" style:dynamic-spacing="true"/>
      </style:header-style>
      <style:footer-style>
        <style:header-footer-properties fo:min-height="0.472in" fo:margin-left="0in" fo:margin-right="0in" fo:margin-top="0.433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2.5in" svg:height="0.7799in" draw:z-index="3"><draw:image xlink:href="Pictures/1000020100000241000000B4AAE1710A.png" xlink:type="simple" xlink:show="embed" xlink:actuate="onLoad"/></draw:frame></text:p>
      </style:header>
      <style:footer>
        <text:p text:style-name="MP1">- <text:page-number text:select-page="current">4</text:page-number> -</text:p>
        <text:p text:style-name="MP2"/>
        <text:p text:style-name="MP2"><text:span text:style-name="MT1">Red Cap Development, LLC, 33440 Wallace Way, Yucaipa, CA 92399 </text:span><text:s/>- <text:span text:style-name="MT2">USA</text:span></text:p>
        <text:p text:style-name="MP1">Tel.: +<text:span text:style-name="MT2">1 (951) 897-4008</text:span>- E-mail: <text:span text:style-name="MT3">hi@appthings.io</text:span> – http<text:span text:style-name="MT4">s</text:span>://<text:span text:style-name="MT3">m</text:span>.<text:span text:style-name="MT3">appthings.io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creation-date>2006-02-27T13:41:27</meta:creation-date>
    <dc:date>2017-08-14T10:42:37.445000000</dc:date>
    <meta:print-date>2017-08-10T14:13:24.490000000</meta:print-date>
    <dc:language>en-US</dc:language>
    <meta:editing-cycles>37</meta:editing-cycles>
    <meta:editing-duration>P4DT2H30M1S</meta:editing-duration>
    <meta:document-statistic meta:table-count="0" meta:image-count="1" meta:object-count="0" meta:page-count="4" meta:paragraph-count="64" meta:word-count="628" meta:character-count="4137" meta:non-whitespace-character-count="3381"/>
    <meta:user-defined meta:name="Info 1"/>
    <meta:user-defined meta:name="Info 2"/>
    <meta:user-defined meta:name="Info 3"/>
    <meta:user-defined meta:name="Info 4"/>
  </office:meta>
</office:document-meta>
</file>